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2pt" svg:height="243.35pt" svg:x="401.1pt" svg:y="76.62pt">
            <draw:object draw:notify-on-update-of-ranges="data.C1:data.C300 data.B1:data.B300 data.C1:data.C1000 data.D1: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.7367818" calcext:value-type="float">
            <text:p>1.7367818</text:p>
          </table:table-cell>
          <table:table-cell office:value-type="float" office:value="0.5757776" calcext:value-type="float">
            <text:p>0.5757776</text:p>
          </table:table-cell>
          <table:table-cell table:formula="of:=[.A1]-3.25" office:value-type="float" office:value="-1.5132182" calcext:value-type="float">
            <text:p>-1.5132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328374" calcext:value-type="float">
            <text:p>1.4328374</text:p>
          </table:table-cell>
          <table:table-cell office:value-type="float" office:value="0.6979159" calcext:value-type="float">
            <text:p>0.6979159</text:p>
          </table:table-cell>
          <table:table-cell table:formula="of:=[.C1]+[.A2]" office:value-type="float" office:value="-0.0803808000000001" calcext:value-type="float">
            <text:p>-0.0803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9822233" calcext:value-type="float">
            <text:p>0.29822233</text:p>
          </table:table-cell>
          <table:table-cell office:value-type="float" office:value="3.3532028" calcext:value-type="float">
            <text:p>3.3532028</text:p>
          </table:table-cell>
          <table:table-cell table:formula="of:=[.C2]+[.A3]" office:value-type="float" office:value="0.21784153" calcext:value-type="float">
            <text:p>0.21784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9345388" calcext:value-type="float">
            <text:p>0.19345388</text:p>
          </table:table-cell>
          <table:table-cell office:value-type="float" office:value="5.169191" calcext:value-type="float">
            <text:p>5.169191</text:p>
          </table:table-cell>
          <table:table-cell table:formula="of:=[.C3]+[.A4]" office:value-type="float" office:value="0.41129541" calcext:value-type="float">
            <text:p>0.41129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4676127" calcext:value-type="float">
            <text:p>0.14676127</text:p>
          </table:table-cell>
          <table:table-cell office:value-type="float" office:value="6.813787" calcext:value-type="float">
            <text:p>6.813787</text:p>
          </table:table-cell>
          <table:table-cell table:formula="of:=[.C4]+[.A5]" office:value-type="float" office:value="0.55805668" calcext:value-type="float">
            <text:p>0.55805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44549" calcext:value-type="float">
            <text:p>0.12344549</text:p>
          </table:table-cell>
          <table:table-cell office:value-type="float" office:value="8.100741" calcext:value-type="float">
            <text:p>8.100741</text:p>
          </table:table-cell>
          <table:table-cell table:formula="of:=[.C5]+[.A6]" office:value-type="float" office:value="0.68150217" calcext:value-type="float">
            <text:p>0.68150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6]+[.A7]" office:value-type="float" office:value="0.79365598" calcext:value-type="float">
            <text:p>0.793655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7]+[.A8]" office:value-type="float" office:value="0.89972144" calcext:value-type="float">
            <text:p>0.89972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8]+[.A9]" office:value-type="float" office:value="1.00328442" calcext:value-type="float">
            <text:p>1.00328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9]+[.A10]" office:value-type="float" office:value="1.108083385" calcext:value-type="float">
            <text:p>1.108083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10]+[.A11]" office:value-type="float" office:value="1.214133585" calcext:value-type="float">
            <text:p>1.214133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11]+[.A12]" office:value-type="float" office:value="1.321373995" calcext:value-type="float">
            <text:p>1.321373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12]+[.A13]" office:value-type="float" office:value="1.429865639" calcext:value-type="float">
            <text:p>1.429865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13]+[.A14]" office:value-type="float" office:value="1.539654299" calcext:value-type="float">
            <text:p>1.539654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14]+[.A15]" office:value-type="float" office:value="1.650633163" calcext:value-type="float">
            <text:p>1.650633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5]+[.A16]" office:value-type="float" office:value="1.762512313" calcext:value-type="float">
            <text:p>1.762512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65525" calcext:value-type="float">
            <text:p>0.111665525</text:p>
          </table:table-cell>
          <table:table-cell office:value-type="float" office:value="8.955316" calcext:value-type="float">
            <text:p>8.955316</text:p>
          </table:table-cell>
          <table:table-cell table:formula="of:=[.C16]+[.A17]" office:value-type="float" office:value="1.874177838" calcext:value-type="float">
            <text:p>1.874177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17]+[.A18]" office:value-type="float" office:value="1.983569768" calcext:value-type="float">
            <text:p>1.983569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18]+[.A19]" office:value-type="float" office:value="2.089604708" calcext:value-type="float">
            <text:p>2.0896047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19]+[.A20]" office:value-type="float" office:value="2.193655978" calcext:value-type="float">
            <text:p>2.193655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2239" calcext:value-type="float">
            <text:p>0.10382239</text:p>
          </table:table-cell>
          <table:table-cell office:value-type="float" office:value="9.631834" calcext:value-type="float">
            <text:p>9.631834</text:p>
          </table:table-cell>
          <table:table-cell table:formula="of:=[.C20]+[.A21]" office:value-type="float" office:value="2.297478368" calcext:value-type="float">
            <text:p>2.297478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21]+[.A22]" office:value-type="float" office:value="2.401895858" calcext:value-type="float">
            <text:p>2.401895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9542" calcext:value-type="float">
            <text:p>0.10429542</text:p>
          </table:table-cell>
          <table:table-cell office:value-type="float" office:value="9.588149" calcext:value-type="float">
            <text:p>9.588149</text:p>
          </table:table-cell>
          <table:table-cell table:formula="of:=[.C22]+[.A23]" office:value-type="float" office:value="2.506191278" calcext:value-type="float">
            <text:p>2.506191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23]+[.A24]" office:value-type="float" office:value="2.609586412" calcext:value-type="float">
            <text:p>2.609586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24]+[.A25]" office:value-type="float" office:value="2.712813692" calcext:value-type="float">
            <text:p>2.712813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25]+[.A26]" office:value-type="float" office:value="2.816468222" calcext:value-type="float">
            <text:p>2.816468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26]+[.A27]" office:value-type="float" office:value="2.920412682" calcext:value-type="float">
            <text:p>2.920412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27]+[.A28]" office:value-type="float" office:value="3.023746782" calcext:value-type="float">
            <text:p>3.023746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28]+[.A29]" office:value-type="float" office:value="3.126455256" calcext:value-type="float">
            <text:p>3.126455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984" calcext:value-type="float">
            <text:p>0.1029984</text:p>
          </table:table-cell>
          <table:table-cell office:value-type="float" office:value="9.708889" calcext:value-type="float">
            <text:p>9.708889</text:p>
          </table:table-cell>
          <table:table-cell table:formula="of:=[.C29]+[.A30]" office:value-type="float" office:value="3.229453656" calcext:value-type="float">
            <text:p>3.229453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30]+[.A31]" office:value-type="float" office:value="3.332986116" calcext:value-type="float">
            <text:p>3.332986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1]+[.A32]" office:value-type="float" office:value="3.436396506" calcext:value-type="float">
            <text:p>3.436396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32]+[.A33]" office:value-type="float" office:value="3.539272836" calcext:value-type="float">
            <text:p>3.539272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33]+[.A34]" office:value-type="float" office:value="3.642255976" calcext:value-type="float">
            <text:p>3.6422559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34]+[.A35]" office:value-type="float" office:value="3.745864736" calcext:value-type="float">
            <text:p>3.7458647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5]+[.A36]" office:value-type="float" office:value="3.849656606" calcext:value-type="float">
            <text:p>3.849656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36]+[.A37]" office:value-type="float" office:value="3.952944926" calcext:value-type="float">
            <text:p>3.952944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37]+[.A38]" office:value-type="float" office:value="4.056141686" calcext:value-type="float">
            <text:p>4.056141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8]+[.A39]" office:value-type="float" office:value="4.159628376" calcext:value-type="float">
            <text:p>4.1596283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39]+[.A40]" office:value-type="float" office:value="4.263221876" calcext:value-type="float">
            <text:p>4.263221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40]+[.A41]" office:value-type="float" office:value="4.366861151" calcext:value-type="float">
            <text:p>4.366861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41]+[.A42]" office:value-type="float" office:value="4.470485167" calcext:value-type="float">
            <text:p>4.470485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42]+[.A43]" office:value-type="float" office:value="4.574109183" calcext:value-type="float">
            <text:p>4.574109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43]+[.A44]" office:value-type="float" office:value="4.677626388" calcext:value-type="float">
            <text:p>4.677626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4]+[.A45]" office:value-type="float" office:value="4.780777374" calcext:value-type="float">
            <text:p>4.780777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45]+[.A46]" office:value-type="float" office:value="4.883882584" calcext:value-type="float">
            <text:p>4.883882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6]+[.A47]" office:value-type="float" office:value="4.987079344" calcext:value-type="float">
            <text:p>4.987079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47]+[.A48]" office:value-type="float" office:value="5.090321884" calcext:value-type="float">
            <text:p>5.090321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48]+[.A49]" office:value-type="float" office:value="5.193396574" calcext:value-type="float">
            <text:p>5.193396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49]+[.A50]" office:value-type="float" office:value="5.296608594" calcext:value-type="float">
            <text:p>5.296608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50]+[.A51]" office:value-type="float" office:value="5.400186834" calcext:value-type="float">
            <text:p>5.400186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51]+[.A52]" office:value-type="float" office:value="5.503856624" calcext:value-type="float">
            <text:p>5.503856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52]+[.A53]" office:value-type="float" office:value="5.607389084" calcext:value-type="float">
            <text:p>5.607389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53]+[.A54]" office:value-type="float" office:value="5.711043614" calcext:value-type="float">
            <text:p>5.711043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54]+[.A55]" office:value-type="float" office:value="5.814972814" calcext:value-type="float">
            <text:p>5.814972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2239" calcext:value-type="float">
            <text:p>0.10382239</text:p>
          </table:table-cell>
          <table:table-cell office:value-type="float" office:value="9.631834" calcext:value-type="float">
            <text:p>9.631834</text:p>
          </table:table-cell>
          <table:table-cell table:formula="of:=[.C55]+[.A56]" office:value-type="float" office:value="5.918795204" calcext:value-type="float">
            <text:p>5.918795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56]+[.A57]" office:value-type="float" office:value="6.022007224" calcext:value-type="float">
            <text:p>6.022007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57]+[.A58]" office:value-type="float" office:value="6.125219244" calcext:value-type="float">
            <text:p>6.125219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58]+[.A59]" office:value-type="float" office:value="6.228614378" calcext:value-type="float">
            <text:p>6.2286143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59]+[.A60]" office:value-type="float" office:value="6.332040028" calcext:value-type="float">
            <text:p>6.33204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60]+[.A61]" office:value-type="float" office:value="6.435053688" calcext:value-type="float">
            <text:p>6.4350536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61]+[.A62]" office:value-type="float" office:value="6.537868978" calcext:value-type="float">
            <text:p>6.53786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62]+[.A63]" office:value-type="float" office:value="6.640974188" calcext:value-type="float">
            <text:p>6.640974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63]+[.A64]" office:value-type="float" office:value="6.744048878" calcext:value-type="float">
            <text:p>6.7440488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64]+[.A65]" office:value-type="float" office:value="6.846528468" calcext:value-type="float">
            <text:p>6.846528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3708" calcext:value-type="float">
            <text:p>0.10203708</text:p>
          </table:table-cell>
          <table:table-cell office:value-type="float" office:value="9.800359" calcext:value-type="float">
            <text:p>9.800359</text:p>
          </table:table-cell>
          <table:table-cell table:formula="of:=[.C65]+[.A66]" office:value-type="float" office:value="6.948565548" calcext:value-type="float">
            <text:p>6.948565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66]+[.A67]" office:value-type="float" office:value="7.050907808" calcext:value-type="float">
            <text:p>7.050907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67]+[.A68]" office:value-type="float" office:value="7.153585764" calcext:value-type="float">
            <text:p>7.153585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68]+[.A69]" office:value-type="float" office:value="7.256278979" calcext:value-type="float">
            <text:p>7.256278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69]+[.A70]" office:value-type="float" office:value="7.358911159" calcext:value-type="float">
            <text:p>7.358911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70]+[.A71]" office:value-type="float" office:value="7.461802749" calcext:value-type="float">
            <text:p>7.461802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71]+[.A72]" office:value-type="float" office:value="7.564953735" calcext:value-type="float">
            <text:p>7.564953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72]+[.A73]" office:value-type="float" office:value="7.668287835" calcext:value-type="float">
            <text:p>7.668287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73]+[.A74]" office:value-type="float" office:value="7.771591415" calcext:value-type="float">
            <text:p>7.771591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74]+[.A75]" office:value-type="float" office:value="7.875093361" calcext:value-type="float">
            <text:p>7.875093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75]+[.A76]" office:value-type="float" office:value="7.978961525" calcext:value-type="float">
            <text:p>7.978961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97046" calcext:value-type="float">
            <text:p>0.104097046</text:p>
          </table:table-cell>
          <table:table-cell office:value-type="float" office:value="9.6064205" calcext:value-type="float">
            <text:p>9.6064205</text:p>
          </table:table-cell>
          <table:table-cell table:formula="of:=[.C76]+[.A77]" office:value-type="float" office:value="8.083058571" calcext:value-type="float">
            <text:p>8.083058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77]+[.A78]" office:value-type="float" office:value="8.187430281" calcext:value-type="float">
            <text:p>8.187430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78]+[.A79]" office:value-type="float" office:value="8.291924061" calcext:value-type="float">
            <text:p>8.291924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79]+[.A80]" office:value-type="float" office:value="8.396463621" calcext:value-type="float">
            <text:p>8.396463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80]+[.A81]" office:value-type="float" office:value="8.501125251" calcext:value-type="float">
            <text:p>8.501125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81]+[.A82]" office:value-type="float" office:value="8.605985251" calcext:value-type="float">
            <text:p>8.605985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82]+[.A83]" office:value-type="float" office:value="8.710982581" calcext:value-type="float">
            <text:p>8.7109825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83]+[.A84]" office:value-type="float" office:value="8.816361391" calcext:value-type="float">
            <text:p>8.816361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4]+[.A85]" office:value-type="float" office:value="8.922243745" calcext:value-type="float">
            <text:p>8.922243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85]+[.A86]" office:value-type="float" office:value="9.028416015" calcext:value-type="float">
            <text:p>9.028416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9598" calcext:value-type="float">
            <text:p>0.10609598</text:p>
          </table:table-cell>
          <table:table-cell office:value-type="float" office:value="9.425427" calcext:value-type="float">
            <text:p>9.425427</text:p>
          </table:table-cell>
          <table:table-cell table:formula="of:=[.C86]+[.A87]" office:value-type="float" office:value="9.134511995" calcext:value-type="float">
            <text:p>9.134511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87]+[.A88]" office:value-type="float" office:value="9.240562195" calcext:value-type="float">
            <text:p>9.240562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88]+[.A89]" office:value-type="float" office:value="9.346856545" calcext:value-type="float">
            <text:p>9.346856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89]+[.A90]" office:value-type="float" office:value="9.453166155" calcext:value-type="float">
            <text:p>9.453166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218055" calcext:value-type="float">
            <text:p>0.106218055</text:p>
          </table:table-cell>
          <table:table-cell office:value-type="float" office:value="9.414595" calcext:value-type="float">
            <text:p>9.414595</text:p>
          </table:table-cell>
          <table:table-cell table:formula="of:=[.C90]+[.A91]" office:value-type="float" office:value="9.55938421" calcext:value-type="float">
            <text:p>9.55938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91]+[.A92]" office:value-type="float" office:value="9.66578537" calcext:value-type="float">
            <text:p>9.66578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92]+[.A93]" office:value-type="float" office:value="9.77240015" calcext:value-type="float">
            <text:p>9.77240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]+[.A94]" office:value-type="float" office:value="9.878999675" calcext:value-type="float">
            <text:p>9.878999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4]+[.A95]" office:value-type="float" office:value="9.9855992" calcext:value-type="float">
            <text:p>9.9855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95]+[.A96]" office:value-type="float" office:value="10.09230554" calcext:value-type="float">
            <text:p>10.09230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96]+[.A97]" office:value-type="float" office:value="10.199118695" calcext:value-type="float">
            <text:p>10.199118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7]+[.A98]" office:value-type="float" office:value="10.30580978" calcext:value-type="float">
            <text:p>10.30580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8]+[.A99]" office:value-type="float" office:value="10.412500865" calcext:value-type="float">
            <text:p>10.412500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99]+[.A100]" office:value-type="float" office:value="10.519359795" calcext:value-type="float">
            <text:p>10.519359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100]+[.A101]" office:value-type="float" office:value="10.626127175" calcext:value-type="float">
            <text:p>10.626127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101]+[.A102]" office:value-type="float" office:value="10.732558855" calcext:value-type="float">
            <text:p>10.732558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126495" calcext:value-type="float">
            <text:p>0.106126495</text:p>
          </table:table-cell>
          <table:table-cell office:value-type="float" office:value="9.422717" calcext:value-type="float">
            <text:p>9.422717</text:p>
          </table:table-cell>
          <table:table-cell table:formula="of:=[.C102]+[.A103]" office:value-type="float" office:value="10.83868535" calcext:value-type="float">
            <text:p>10.83868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103]+[.A104]" office:value-type="float" office:value="10.944232" calcext:value-type="float">
            <text:p>10.944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104]+[.A105]" office:value-type="float" office:value="11.049046224" calcext:value-type="float">
            <text:p>11.049046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105]+[.A106]" office:value-type="float" office:value="11.153707854" calcext:value-type="float">
            <text:p>11.153707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106]+[.A107]" office:value-type="float" office:value="11.258491564" calcext:value-type="float">
            <text:p>11.258491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107]+[.A108]" office:value-type="float" office:value="11.362954828" calcext:value-type="float">
            <text:p>11.3629548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108]+[.A109]" office:value-type="float" office:value="11.466899288" calcext:value-type="float">
            <text:p>11.466899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109]+[.A110]" office:value-type="float" office:value="11.570752193" calcext:value-type="float">
            <text:p>11.570752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3765" calcext:value-type="float">
            <text:p>0.10383765</text:p>
          </table:table-cell>
          <table:table-cell office:value-type="float" office:value="9.630419" calcext:value-type="float">
            <text:p>9.630419</text:p>
          </table:table-cell>
          <table:table-cell table:formula="of:=[.C110]+[.A111]" office:value-type="float" office:value="11.674589843" calcext:value-type="float">
            <text:p>11.674589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111]+[.A112]" office:value-type="float" office:value="11.778030753" calcext:value-type="float">
            <text:p>11.778030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112]+[.A113]" office:value-type="float" office:value="11.880846043" calcext:value-type="float">
            <text:p>11.880846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113]+[.A114]" office:value-type="float" office:value="11.983432443" calcext:value-type="float">
            <text:p>11.983432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14]+[.A115]" office:value-type="float" office:value="12.085912033" calcext:value-type="float">
            <text:p>12.085912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15]+[.A116]" office:value-type="float" office:value="12.187903333" calcext:value-type="float">
            <text:p>12.18790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962" calcext:value-type="float">
            <text:p>0.1013962</text:p>
          </table:table-cell>
          <table:table-cell office:value-type="float" office:value="9.862302" calcext:value-type="float">
            <text:p>9.862302</text:p>
          </table:table-cell>
          <table:table-cell table:formula="of:=[.C116]+[.A117]" office:value-type="float" office:value="12.289299533" calcext:value-type="float">
            <text:p>12.289299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117]+[.A118]" office:value-type="float" office:value="12.390878843" calcext:value-type="float">
            <text:p>12.390878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18]+[.A119]" office:value-type="float" office:value="12.492717558" calcext:value-type="float">
            <text:p>12.492717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119]+[.A120]" office:value-type="float" office:value="12.594418938" calcext:value-type="float">
            <text:p>12.594418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120]+[.A121]" office:value-type="float" office:value="12.695891438" calcext:value-type="float">
            <text:p>12.695891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21]+[.A122]" office:value-type="float" office:value="12.797318158" calcext:value-type="float">
            <text:p>12.797318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122]+[.A123]" office:value-type="float" office:value="12.898805914" calcext:value-type="float">
            <text:p>12.898805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123]+[.A124]" office:value-type="float" office:value="13.000186858" calcext:value-type="float">
            <text:p>13.000186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124]+[.A125]" office:value-type="float" office:value="13.101384688" calcext:value-type="float">
            <text:p>13.1013846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25]+[.A126]" office:value-type="float" office:value="13.202811408" calcext:value-type="float">
            <text:p>13.202811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126]+[.A127]" office:value-type="float" office:value="13.304543308" calcext:value-type="float">
            <text:p>13.304543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9975" calcext:value-type="float">
            <text:p>0.10189975</text:p>
          </table:table-cell>
          <table:table-cell office:value-type="float" office:value="9.813566" calcext:value-type="float">
            <text:p>9.813566</text:p>
          </table:table-cell>
          <table:table-cell table:formula="of:=[.C127]+[.A128]" office:value-type="float" office:value="13.406443058" calcext:value-type="float">
            <text:p>13.4064430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28]+[.A129]" office:value-type="float" office:value="13.508739548" calcext:value-type="float">
            <text:p>13.508739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1011" calcext:value-type="float">
            <text:p>0.10251011</text:p>
          </table:table-cell>
          <table:table-cell office:value-type="float" office:value="9.755135" calcext:value-type="float">
            <text:p>9.755135</text:p>
          </table:table-cell>
          <table:table-cell table:formula="of:=[.C129]+[.A130]" office:value-type="float" office:value="13.611249658" calcext:value-type="float">
            <text:p>13.611249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30]+[.A131]" office:value-type="float" office:value="13.714003908" calcext:value-type="float">
            <text:p>13.7140039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131]+[.A132]" office:value-type="float" office:value="13.816864978" calcext:value-type="float">
            <text:p>13.816864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132]+[.A133]" office:value-type="float" office:value="13.919878638" calcext:value-type="float">
            <text:p>13.919878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33]+[.A134]" office:value-type="float" office:value="14.022861778" calcext:value-type="float">
            <text:p>14.022861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34]+[.A135]" office:value-type="float" office:value="14.125616028" calcext:value-type="float">
            <text:p>14.125616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35]+[.A136]" office:value-type="float" office:value="14.228187173" calcext:value-type="float">
            <text:p>14.228187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136]+[.A137]" office:value-type="float" office:value="14.330880388" calcext:value-type="float">
            <text:p>14.330880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137]+[.A138]" office:value-type="float" office:value="14.433558344" calcext:value-type="float">
            <text:p>14.433558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138]+[.A139]" office:value-type="float" office:value="14.535961644" calcext:value-type="float">
            <text:p>14.535961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139]+[.A140]" office:value-type="float" office:value="14.638181829" calcext:value-type="float">
            <text:p>14.638181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40]+[.A141]" office:value-type="float" office:value="14.740661419" calcext:value-type="float">
            <text:p>14.740661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41]+[.A142]" office:value-type="float" office:value="14.843202049" calcext:value-type="float">
            <text:p>14.843202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142]+[.A143]" office:value-type="float" office:value="14.945574829" calcext:value-type="float">
            <text:p>14.945574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143]+[.A144]" office:value-type="float" office:value="15.047978129" calcext:value-type="float">
            <text:p>15.047978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44]+[.A145]" office:value-type="float" office:value="15.150579789" calcext:value-type="float">
            <text:p>15.150579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145]+[.A146]" office:value-type="float" office:value="15.253410339" calcext:value-type="float">
            <text:p>15.253410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46]+[.A147]" office:value-type="float" office:value="15.356164589" calcext:value-type="float">
            <text:p>15.356164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147]+[.A148]" office:value-type="float" office:value="15.458720475" calcext:value-type="float">
            <text:p>15.458720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148]+[.A149]" office:value-type="float" office:value="15.561276361" calcext:value-type="float">
            <text:p>15.561276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49]+[.A150]" office:value-type="float" office:value="15.663847506" calcext:value-type="float">
            <text:p>15.663847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50]+[.A151]" office:value-type="float" office:value="15.766418651" calcext:value-type="float">
            <text:p>15.766418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151]+[.A152]" office:value-type="float" office:value="15.868944021" calcext:value-type="float">
            <text:p>15.868944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152]+[.A153]" office:value-type="float" office:value="15.971591461" calcext:value-type="float">
            <text:p>15.971591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153]+[.A154]" office:value-type="float" office:value="16.074406751" calcext:value-type="float">
            <text:p>16.0744067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54]+[.A155]" office:value-type="float" office:value="16.177161001" calcext:value-type="float">
            <text:p>16.177161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55]+[.A156]" office:value-type="float" office:value="16.279762661" calcext:value-type="float">
            <text:p>16.2797626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56]+[.A157]" office:value-type="float" office:value="16.382333806" calcext:value-type="float">
            <text:p>16.382333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157]+[.A158]" office:value-type="float" office:value="16.485057536" calcext:value-type="float">
            <text:p>16.485057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158]+[.A159]" office:value-type="float" office:value="16.58785757" calcext:value-type="float">
            <text:p>16.5878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159]+[.A160]" office:value-type="float" office:value="16.69052027" calcext:value-type="float">
            <text:p>16.69052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160]+[.A161]" office:value-type="float" office:value="16.792847274" calcext:value-type="float">
            <text:p>16.792847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161]+[.A162]" office:value-type="float" office:value="16.894945389" calcext:value-type="float">
            <text:p>16.894945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76044" calcext:value-type="float">
            <text:p>0.101976044</text:p>
          </table:table-cell>
          <table:table-cell office:value-type="float" office:value="9.806225" calcext:value-type="float">
            <text:p>9.806225</text:p>
          </table:table-cell>
          <table:table-cell table:formula="of:=[.C162]+[.A163]" office:value-type="float" office:value="16.996921433" calcext:value-type="float">
            <text:p>16.996921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163]+[.A164]" office:value-type="float" office:value="17.098744893" calcext:value-type="float">
            <text:p>17.098744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164]+[.A165]" office:value-type="float" office:value="17.200415753" calcext:value-type="float">
            <text:p>17.200415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165]+[.A166]" office:value-type="float" office:value="17.302071353" calcext:value-type="float">
            <text:p>17.302071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166]+[.A167]" office:value-type="float" office:value="17.403665923" calcext:value-type="float">
            <text:p>17.403665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67]+[.A168]" office:value-type="float" office:value="17.505092643" calcext:value-type="float">
            <text:p>17.505092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168]+[.A169]" office:value-type="float" office:value="17.606473587" calcext:value-type="float">
            <text:p>17.606473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169]+[.A170]" office:value-type="float" office:value="17.707976602" calcext:value-type="float">
            <text:p>17.707976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170]+[.A171]" office:value-type="float" office:value="17.809418582" calcext:value-type="float">
            <text:p>17.809418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171]+[.A172]" office:value-type="float" office:value="17.910601152" calcext:value-type="float">
            <text:p>17.910601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172]+[.A173]" office:value-type="float" office:value="18.011692172" calcext:value-type="float">
            <text:p>18.011692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173]+[.A174]" office:value-type="float" office:value="18.112859486" calcext:value-type="float">
            <text:p>18.112859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174]+[.A175]" office:value-type="float" office:value="18.213904726" calcext:value-type="float">
            <text:p>18.213904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175]+[.A176]" office:value-type="float" office:value="18.314797382" calcext:value-type="float">
            <text:p>18.314797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176]+[.A177]" office:value-type="float" office:value="18.415918922" calcext:value-type="float">
            <text:p>18.4159189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177]+[.A178]" office:value-type="float" office:value="18.517498232" calcext:value-type="float">
            <text:p>18.517498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178]+[.A179]" office:value-type="float" office:value="18.619321692" calcext:value-type="float">
            <text:p>18.619321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179]+[.A180]" office:value-type="float" office:value="18.721206182" calcext:value-type="float">
            <text:p>18.721206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4389" calcext:value-type="float">
            <text:p>0.10214389</text:p>
          </table:table-cell>
          <table:table-cell office:value-type="float" office:value="9.790111" calcext:value-type="float">
            <text:p>9.790111</text:p>
          </table:table-cell>
          <table:table-cell table:formula="of:=[.C180]+[.A181]" office:value-type="float" office:value="18.823350072" calcext:value-type="float">
            <text:p>18.8233500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81]+[.A182]" office:value-type="float" office:value="18.925829662" calcext:value-type="float">
            <text:p>18.925829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182]+[.A183]" office:value-type="float" office:value="19.028568652" calcext:value-type="float">
            <text:p>19.028568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183]+[.A184]" office:value-type="float" office:value="19.131658602" calcext:value-type="float">
            <text:p>19.131658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184]+[.A185]" office:value-type="float" office:value="19.235206322" calcext:value-type="float">
            <text:p>19.235206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185]+[.A186]" office:value-type="float" office:value="19.339150782" calcext:value-type="float">
            <text:p>19.339150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186]+[.A187]" office:value-type="float" office:value="19.443263087" calcext:value-type="float">
            <text:p>19.443263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187]+[.A188]" office:value-type="float" office:value="19.547650057" calcext:value-type="float">
            <text:p>19.547650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188]+[.A189]" office:value-type="float" office:value="19.652143837" calcext:value-type="float">
            <text:p>19.652143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189]+[.A190]" office:value-type="float" office:value="19.756835983" calcext:value-type="float">
            <text:p>19.756835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190]+[.A191]" office:value-type="float" office:value="19.861680723" calcext:value-type="float">
            <text:p>19.8616807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191]+[.A192]" office:value-type="float" office:value="19.966601758" calcext:value-type="float">
            <text:p>19.9666017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192]+[.A193]" office:value-type="float" office:value="20.071782193" calcext:value-type="float">
            <text:p>20.071782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193]+[.A194]" office:value-type="float" office:value="20.177252553" calcext:value-type="float">
            <text:p>20.1772525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194]+[.A195]" office:value-type="float" office:value="20.282555063" calcext:value-type="float">
            <text:p>20.282555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195]+[.A196]" office:value-type="float" office:value="20.387811803" calcext:value-type="float">
            <text:p>20.387811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196]+[.A197]" office:value-type="float" office:value="20.493480523" calcext:value-type="float">
            <text:p>20.493480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197]+[.A198]" office:value-type="float" office:value="20.599301843" calcext:value-type="float">
            <text:p>20.599301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198]+[.A199]" office:value-type="float" office:value="20.704711167" calcext:value-type="float">
            <text:p>20.704711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199]+[.A200]" office:value-type="float" office:value="20.809708497" calcext:value-type="float">
            <text:p>20.8097084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200]+[.A201]" office:value-type="float" office:value="20.915178857" calcext:value-type="float">
            <text:p>20.915178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201]+[.A202]" office:value-type="float" office:value="21.021198537" calcext:value-type="float">
            <text:p>21.021198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202]+[.A203]" office:value-type="float" office:value="21.126897777" calcext:value-type="float">
            <text:p>21.126897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203]+[.A204]" office:value-type="float" office:value="21.231773037" calcext:value-type="float">
            <text:p>21.231773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204]+[.A205]" office:value-type="float" office:value="21.336556747" calcext:value-type="float">
            <text:p>21.3365567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205]+[.A206]" office:value-type="float" office:value="21.441493041" calcext:value-type="float">
            <text:p>21.441493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206]+[.A207]" office:value-type="float" office:value="21.545773201" calcext:value-type="float">
            <text:p>21.545773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207]+[.A208]" office:value-type="float" office:value="21.648924187" calcext:value-type="float">
            <text:p>21.648924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208]+[.A209]" office:value-type="float" office:value="21.751724221" calcext:value-type="float">
            <text:p>21.751724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209]+[.A210]" office:value-type="float" office:value="21.854707361" calcext:value-type="float">
            <text:p>21.854707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210]+[.A211]" office:value-type="float" office:value="21.957385317" calcext:value-type="float">
            <text:p>21.957385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76044" calcext:value-type="float">
            <text:p>0.101976044</text:p>
          </table:table-cell>
          <table:table-cell office:value-type="float" office:value="9.806225" calcext:value-type="float">
            <text:p>9.806225</text:p>
          </table:table-cell>
          <table:table-cell table:formula="of:=[.C211]+[.A212]" office:value-type="float" office:value="22.059361361" calcext:value-type="float">
            <text:p>22.059361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212]+[.A213]" office:value-type="float" office:value="22.161291631" calcext:value-type="float">
            <text:p>22.161291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213]+[.A214]" office:value-type="float" office:value="22.263527075" calcext:value-type="float">
            <text:p>22.263527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214]+[.A215]" office:value-type="float" office:value="22.365640445" calcext:value-type="float">
            <text:p>22.365640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15]+[.A216]" office:value-type="float" office:value="22.467219755" calcext:value-type="float">
            <text:p>22.467219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962" calcext:value-type="float">
            <text:p>0.1013962</text:p>
          </table:table-cell>
          <table:table-cell office:value-type="float" office:value="9.862302" calcext:value-type="float">
            <text:p>9.862302</text:p>
          </table:table-cell>
          <table:table-cell table:formula="of:=[.C216]+[.A217]" office:value-type="float" office:value="22.568615955" calcext:value-type="float">
            <text:p>22.568615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217]+[.A218]" office:value-type="float" office:value="22.670271555" calcext:value-type="float">
            <text:p>22.670271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218]+[.A219]" office:value-type="float" office:value="22.772049225" calcext:value-type="float">
            <text:p>22.772049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219]+[.A220]" office:value-type="float" office:value="22.873689565" calcext:value-type="float">
            <text:p>22.873689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220]+[.A221]" office:value-type="float" office:value="22.975207835" calcext:value-type="float">
            <text:p>22.975207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221]+[.A222]" office:value-type="float" office:value="23.076848175" calcext:value-type="float">
            <text:p>23.076848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222]+[.A223]" office:value-type="float" office:value="23.178671635" calcext:value-type="float">
            <text:p>23.17867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223]+[.A224]" office:value-type="float" office:value="23.280373015" calcext:value-type="float">
            <text:p>23.280373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24]+[.A225]" office:value-type="float" office:value="23.381982841" calcext:value-type="float">
            <text:p>23.381982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225]+[.A226]" office:value-type="float" office:value="23.483470597" calcext:value-type="float">
            <text:p>23.483470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226]+[.A227]" office:value-type="float" office:value="23.584668427" calcext:value-type="float">
            <text:p>23.584668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227]+[.A228]" office:value-type="float" office:value="23.685606857" calcext:value-type="float">
            <text:p>23.685606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228]+[.A229]" office:value-type="float" office:value="23.786545287" calcext:value-type="float">
            <text:p>23.78654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229]+[.A230]" office:value-type="float" office:value="23.887315867" calcext:value-type="float">
            <text:p>23.887315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230]+[.A231]" office:value-type="float" office:value="23.987811787" calcext:value-type="float">
            <text:p>23.987811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31]+[.A232]" office:value-type="float" office:value="24.088261927" calcext:value-type="float">
            <text:p>24.088261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232]+[.A233]" office:value-type="float" office:value="24.188925693" calcext:value-type="float">
            <text:p>24.188925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33]+[.A234]" office:value-type="float" office:value="24.289711533" calcext:value-type="float">
            <text:p>24.289711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34]+[.A235]" office:value-type="float" office:value="24.390619447" calcext:value-type="float">
            <text:p>24.390619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35]+[.A236]" office:value-type="float" office:value="24.491527361" calcext:value-type="float">
            <text:p>24.491527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236]+[.A237]" office:value-type="float" office:value="24.592603121" calcext:value-type="float">
            <text:p>24.592603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237]+[.A238]" office:value-type="float" office:value="24.694029841" calcext:value-type="float">
            <text:p>24.694029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238]+[.A239]" office:value-type="float" office:value="24.795746481" calcext:value-type="float">
            <text:p>24.795746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239]+[.A240]" office:value-type="float" office:value="24.897676751" calcext:value-type="float">
            <text:p>24.8976767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240]+[.A241]" office:value-type="float" office:value="24.999866421" calcext:value-type="float">
            <text:p>24.999866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241]+[.A242]" office:value-type="float" office:value="25.102407051" calcext:value-type="float">
            <text:p>25.102407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242]+[.A243]" office:value-type="float" office:value="25.205283381" calcext:value-type="float">
            <text:p>25.205283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43]+[.A244]" office:value-type="float" office:value="25.308251261" calcext:value-type="float">
            <text:p>25.308251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44]+[.A245]" office:value-type="float" office:value="25.411432761" calcext:value-type="float">
            <text:p>25.4114327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245]+[.A246]" office:value-type="float" office:value="25.514949966" calcext:value-type="float">
            <text:p>25.5149499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246]+[.A247]" office:value-type="float" office:value="25.618650276" calcext:value-type="float">
            <text:p>25.618650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247]+[.A248]" office:value-type="float" office:value="25.722533696" calcext:value-type="float">
            <text:p>25.7225336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248]+[.A249]" office:value-type="float" office:value="25.826584966" calcext:value-type="float">
            <text:p>25.8265849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249]+[.A250]" office:value-type="float" office:value="25.930971936" calcext:value-type="float">
            <text:p>25.930971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50]+[.A251]" office:value-type="float" office:value="26.035526756" calcext:value-type="float">
            <text:p>26.0355267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51]+[.A252]" office:value-type="float" office:value="26.139898466" calcext:value-type="float">
            <text:p>26.139898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252]+[.A253]" office:value-type="float" office:value="26.24423966" calcext:value-type="float">
            <text:p>26.244239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53]+[.A254]" office:value-type="float" office:value="26.34879448" calcext:value-type="float">
            <text:p>26.34879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254]+[.A255]" office:value-type="float" office:value="26.45342559" calcext:value-type="float">
            <text:p>26.45342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255]+[.A256]" office:value-type="float" office:value="26.557995666" calcext:value-type="float">
            <text:p>26.557995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256]+[.A257]" office:value-type="float" office:value="26.66271833" calcext:value-type="float">
            <text:p>26.662718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257]+[.A258]" office:value-type="float" office:value="26.76766988" calcext:value-type="float">
            <text:p>26.76766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258]+[.A259]" office:value-type="float" office:value="26.87262143" calcext:value-type="float">
            <text:p>26.87262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59]+[.A260]" office:value-type="float" office:value="26.97735936" calcext:value-type="float">
            <text:p>26.97735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260]+[.A261]" office:value-type="float" office:value="27.08224988" calcext:value-type="float">
            <text:p>27.08224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261]+[.A262]" office:value-type="float" office:value="27.18738454" calcext:value-type="float">
            <text:p>27.18738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262]+[.A263]" office:value-type="float" office:value="27.292427646" calcext:value-type="float">
            <text:p>27.292427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263]+[.A264]" office:value-type="float" office:value="27.397302906" calcext:value-type="float">
            <text:p>27.397302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264]+[.A265]" office:value-type="float" office:value="27.502346012" calcext:value-type="float">
            <text:p>27.502346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265]+[.A266]" office:value-type="float" office:value="27.607526447" calcext:value-type="float">
            <text:p>27.607526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266]+[.A267]" office:value-type="float" office:value="27.712508517" calcext:value-type="float">
            <text:p>27.712508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67]+[.A268]" office:value-type="float" office:value="27.817276967" calcext:value-type="float">
            <text:p>27.8172769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268]+[.A269]" office:value-type="float" office:value="27.922167487" calcext:value-type="float">
            <text:p>27.9221674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69]+[.A270]" office:value-type="float" office:value="28.026935937" calcext:value-type="float">
            <text:p>28.026935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270]+[.A271]" office:value-type="float" office:value="28.130697287" calcext:value-type="float">
            <text:p>28.130697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271]+[.A272]" office:value-type="float" office:value="28.233680427" calcext:value-type="float">
            <text:p>28.233680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272]+[.A273]" office:value-type="float" office:value="28.336694087" calcext:value-type="float">
            <text:p>28.336694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73]+[.A274]" office:value-type="float" office:value="28.439875587" calcext:value-type="float">
            <text:p>28.439875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274]+[.A275]" office:value-type="float" office:value="28.542446732" calcext:value-type="float">
            <text:p>28.542446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75]+[.A276]" office:value-type="float" office:value="28.644026042" calcext:value-type="float">
            <text:p>28.644026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76]+[.A277]" office:value-type="float" office:value="28.745406986" calcext:value-type="float">
            <text:p>28.745406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277]+[.A278]" office:value-type="float" office:value="28.847093106" calcext:value-type="float">
            <text:p>28.847093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278]+[.A279]" office:value-type="float" office:value="28.948870776" calcext:value-type="float">
            <text:p>28.948870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3353" calcext:value-type="float">
            <text:p>0.10153353</text:p>
          </table:table-cell>
          <table:table-cell office:value-type="float" office:value="9.848963" calcext:value-type="float">
            <text:p>9.848963</text:p>
          </table:table-cell>
          <table:table-cell table:formula="of:=[.C279]+[.A280]" office:value-type="float" office:value="29.050404306" calcext:value-type="float">
            <text:p>29.0504043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80]+[.A281]" office:value-type="float" office:value="29.152014132" calcext:value-type="float">
            <text:p>29.152014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281]+[.A282]" office:value-type="float" office:value="29.254035952" calcext:value-type="float">
            <text:p>29.254035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282]+[.A283]" office:value-type="float" office:value="29.356362956" calcext:value-type="float">
            <text:p>29.35636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5234" calcext:value-type="float">
            <text:p>0.10205234</text:p>
          </table:table-cell>
          <table:table-cell office:value-type="float" office:value="9.798893" calcext:value-type="float">
            <text:p>9.798893</text:p>
          </table:table-cell>
          <table:table-cell table:formula="of:=[.C283]+[.A284]" office:value-type="float" office:value="29.458415296" calcext:value-type="float">
            <text:p>29.4584152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284]+[.A285]" office:value-type="float" office:value="29.560086156" calcext:value-type="float">
            <text:p>29.560086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9293" calcext:value-type="float">
            <text:p>0.10179293</text:p>
          </table:table-cell>
          <table:table-cell office:value-type="float" office:value="9.823865" calcext:value-type="float">
            <text:p>9.823865</text:p>
          </table:table-cell>
          <table:table-cell table:formula="of:=[.C285]+[.A286]" office:value-type="float" office:value="29.661879086" calcext:value-type="float">
            <text:p>29.66187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286]+[.A287]" office:value-type="float" office:value="29.764038236" calcext:value-type="float">
            <text:p>29.764038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287]+[.A288]" office:value-type="float" office:value="29.86648731" calcext:value-type="float">
            <text:p>29.86648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288]+[.A289]" office:value-type="float" office:value="29.96901268" calcext:value-type="float">
            <text:p>29.96901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289]+[.A290]" office:value-type="float" office:value="30.07173641" calcext:value-type="float">
            <text:p>30.07173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290]+[.A291]" office:value-type="float" office:value="30.17450592" calcext:value-type="float">
            <text:p>30.17450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291]+[.A292]" office:value-type="float" office:value="30.27715336" calcext:value-type="float">
            <text:p>30.27715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292]+[.A293]" office:value-type="float" office:value="30.379861834" calcext:value-type="float">
            <text:p>30.379861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293]+[.A294]" office:value-type="float" office:value="30.482677124" calcext:value-type="float">
            <text:p>30.482677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294]+[.A295]" office:value-type="float" office:value="30.585553454" calcext:value-type="float">
            <text:p>30.585553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95]+[.A296]" office:value-type="float" office:value="30.688521334" calcext:value-type="float">
            <text:p>30.68852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296]+[.A297]" office:value-type="float" office:value="30.791534994" calcext:value-type="float">
            <text:p>30.791534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297]+[.A298]" office:value-type="float" office:value="30.894624944" calcext:value-type="float">
            <text:p>30.894624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298]+[.A299]" office:value-type="float" office:value="30.997913264" calcext:value-type="float">
            <text:p>30.997913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299]+[.A300]" office:value-type="float" office:value="31.101567794" calcext:value-type="float">
            <text:p>31.101567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00]+[.A301]" office:value-type="float" office:value="31.205558028" calcext:value-type="float">
            <text:p>31.205558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301]+[.A302]" office:value-type="float" office:value="31.309777144" calcext:value-type="float">
            <text:p>31.309777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302]+[.A303]" office:value-type="float" office:value="31.414026784" calcext:value-type="float">
            <text:p>31.414026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303]+[.A304]" office:value-type="float" office:value="31.517986504" calcext:value-type="float">
            <text:p>31.517986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04]+[.A305]" office:value-type="float" office:value="31.621778374" calcext:value-type="float">
            <text:p>31.621778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74976" calcext:value-type="float">
            <text:p>0.103974976</text:p>
          </table:table-cell>
          <table:table-cell office:value-type="float" office:value="9.617699" calcext:value-type="float">
            <text:p>9.617699</text:p>
          </table:table-cell>
          <table:table-cell table:formula="of:=[.C305]+[.A306]" office:value-type="float" office:value="31.72575335" calcext:value-type="float">
            <text:p>31.72575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306]+[.A307]" office:value-type="float" office:value="31.829621514" calcext:value-type="float">
            <text:p>31.829621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07]+[.A308]" office:value-type="float" office:value="31.933108204" calcext:value-type="float">
            <text:p>31.933108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08]+[.A309]" office:value-type="float" office:value="32.036594894" calcext:value-type="float">
            <text:p>32.036594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309]+[.A310]" office:value-type="float" office:value="32.140402024" calcext:value-type="float">
            <text:p>32.140402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4609" calcext:value-type="float">
            <text:p>0.10374609</text:p>
          </table:table-cell>
          <table:table-cell office:value-type="float" office:value="9.638918" calcext:value-type="float">
            <text:p>9.638918</text:p>
          </table:table-cell>
          <table:table-cell table:formula="of:=[.C310]+[.A311]" office:value-type="float" office:value="32.244148114" calcext:value-type="float">
            <text:p>32.244148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311]+[.A312]" office:value-type="float" office:value="32.347222804" calcext:value-type="float">
            <text:p>32.3472228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312]+[.A313]" office:value-type="float" office:value="32.450236464" calcext:value-type="float">
            <text:p>32.450236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313]+[.A314]" office:value-type="float" office:value="32.553616339" calcext:value-type="float">
            <text:p>32.553616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14]+[.A315]" office:value-type="float" office:value="32.657041989" calcext:value-type="float">
            <text:p>32.65704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315]+[.A316]" office:value-type="float" office:value="32.759704689" calcext:value-type="float">
            <text:p>32.759704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316]+[.A317]" office:value-type="float" office:value="32.862107989" calcext:value-type="float">
            <text:p>32.862107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317]+[.A318]" office:value-type="float" office:value="32.964908023" calcext:value-type="float">
            <text:p>32.964908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18]+[.A319]" office:value-type="float" office:value="33.067830127" calcext:value-type="float">
            <text:p>33.067830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5752" calcext:value-type="float">
            <text:p>0.10235752</text:p>
          </table:table-cell>
          <table:table-cell office:value-type="float" office:value="9.769677" calcext:value-type="float">
            <text:p>9.769677</text:p>
          </table:table-cell>
          <table:table-cell table:formula="of:=[.C319]+[.A320]" office:value-type="float" office:value="33.170187647" calcext:value-type="float">
            <text:p>33.170187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320]+[.A321]" office:value-type="float" office:value="33.272178947" calcext:value-type="float">
            <text:p>33.272178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321]+[.A322]" office:value-type="float" office:value="33.374429647" calcext:value-type="float">
            <text:p>33.374429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322]+[.A323]" office:value-type="float" office:value="33.477168637" calcext:value-type="float">
            <text:p>33.477168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323]+[.A324]" office:value-type="float" office:value="33.579465127" calcext:value-type="float">
            <text:p>33.579465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24]+[.A325]" office:value-type="float" office:value="33.680464597" calcext:value-type="float">
            <text:p>33.680464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325]+[.A326]" office:value-type="float" office:value="33.781311477" calcext:value-type="float">
            <text:p>33.781311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326]+[.A327]" office:value-type="float" office:value="33.882570347" calcext:value-type="float">
            <text:p>33.882570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327]+[.A328]" office:value-type="float" office:value="33.984088617" calcext:value-type="float">
            <text:p>33.984088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28]+[.A329]" office:value-type="float" office:value="34.085088087" calcext:value-type="float">
            <text:p>34.085088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329]+[.A330]" office:value-type="float" office:value="34.185370377" calcext:value-type="float">
            <text:p>34.185370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0437" calcext:value-type="float">
            <text:p>0.10040437</text:p>
          </table:table-cell>
          <table:table-cell office:value-type="float" office:value="9.959726" calcext:value-type="float">
            <text:p>9.959726</text:p>
          </table:table-cell>
          <table:table-cell table:formula="of:=[.C330]+[.A331]" office:value-type="float" office:value="34.285774747" calcext:value-type="float">
            <text:p>34.2857747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331]+[.A332]" office:value-type="float" office:value="34.386270667" calcext:value-type="float">
            <text:p>34.386270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332]+[.A333]" office:value-type="float" office:value="34.486034147" calcext:value-type="float">
            <text:p>34.486034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7683" calcext:value-type="float">
            <text:p>0.09907683</text:p>
          </table:table-cell>
          <table:table-cell office:value-type="float" office:value="10.093178" calcext:value-type="float">
            <text:p>10.093178</text:p>
          </table:table-cell>
          <table:table-cell table:formula="of:=[.C333]+[.A334]" office:value-type="float" office:value="34.585110977" calcext:value-type="float">
            <text:p>34.585110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334]+[.A335]" office:value-type="float" office:value="34.684340397" calcext:value-type="float">
            <text:p>34.684340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335]+[.A336]" office:value-type="float" office:value="34.784088621" calcext:value-type="float">
            <text:p>34.784088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336]+[.A337]" office:value-type="float" office:value="34.883775811" calcext:value-type="float">
            <text:p>34.883775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337]+[.A338]" office:value-type="float" office:value="34.982944191" calcext:value-type="float">
            <text:p>34.982944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38]+[.A339]" office:value-type="float" office:value="35.082219385" calcext:value-type="float">
            <text:p>35.082219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339]+[.A340]" office:value-type="float" office:value="35.181860795" calcext:value-type="float">
            <text:p>35.181860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340]+[.A341]" office:value-type="float" office:value="35.28147169" calcext:value-type="float">
            <text:p>35.28147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341]+[.A342]" office:value-type="float" office:value="35.38109784" calcext:value-type="float">
            <text:p>35.38109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342]+[.A343]" office:value-type="float" office:value="35.48089184" calcext:value-type="float">
            <text:p>35.48089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343]+[.A344]" office:value-type="float" office:value="35.581097835" calcext:value-type="float">
            <text:p>35.581097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344]+[.A345]" office:value-type="float" office:value="35.68177686" calcext:value-type="float">
            <text:p>35.68177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345]+[.A346]" office:value-type="float" office:value="35.78288314" calcext:value-type="float">
            <text:p>35.78288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346]+[.A347]" office:value-type="float" office:value="35.884370896" calcext:value-type="float">
            <text:p>35.884370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347]+[.A348]" office:value-type="float" office:value="35.986362196" calcext:value-type="float">
            <text:p>35.986362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348]+[.A349]" office:value-type="float" office:value="36.088918082" calcext:value-type="float">
            <text:p>36.088918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349]+[.A350]" office:value-type="float" office:value="36.191672332" calcext:value-type="float">
            <text:p>36.191672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50]+[.A351]" office:value-type="float" office:value="36.294594436" calcext:value-type="float">
            <text:p>36.294594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351]+[.A352]" office:value-type="float" office:value="36.397730166" calcext:value-type="float">
            <text:p>36.397730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352]+[.A353]" office:value-type="float" office:value="36.501094786" calcext:value-type="float">
            <text:p>36.501094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353]+[.A354]" office:value-type="float" office:value="36.604734061" calcext:value-type="float">
            <text:p>36.604734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54]+[.A355]" office:value-type="float" office:value="36.708525931" calcext:value-type="float">
            <text:p>36.708525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55]+[.A356]" office:value-type="float" office:value="36.812516165" calcext:value-type="float">
            <text:p>36.812516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356]+[.A357]" office:value-type="float" office:value="36.916597955" calcext:value-type="float">
            <text:p>36.916597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357]+[.A358]" office:value-type="float" office:value="37.020725515" calcext:value-type="float">
            <text:p>37.020725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34375" calcext:value-type="float">
            <text:p>0.104234375</text:p>
          </table:table-cell>
          <table:table-cell office:value-type="float" office:value="9.593763" calcext:value-type="float">
            <text:p>9.593763</text:p>
          </table:table-cell>
          <table:table-cell table:formula="of:=[.C358]+[.A359]" office:value-type="float" office:value="37.12495989" calcext:value-type="float">
            <text:p>37.12495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1886" calcext:value-type="float">
            <text:p>0.1041886</text:p>
          </table:table-cell>
          <table:table-cell office:value-type="float" office:value="9.597979" calcext:value-type="float">
            <text:p>9.597979</text:p>
          </table:table-cell>
          <table:table-cell table:formula="of:=[.C359]+[.A360]" office:value-type="float" office:value="37.22914849" calcext:value-type="float">
            <text:p>37.229148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360]+[.A361]" office:value-type="float" office:value="37.33327605" calcext:value-type="float">
            <text:p>37.33327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361]+[.A362]" office:value-type="float" office:value="37.43715947" calcext:value-type="float">
            <text:p>37.43715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62]+[.A363]" office:value-type="float" office:value="37.54064616" calcext:value-type="float">
            <text:p>37.54064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363]+[.A364]" office:value-type="float" office:value="37.64375137" calcext:value-type="float">
            <text:p>37.64375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364]+[.A365]" office:value-type="float" office:value="37.74658192" calcext:value-type="float">
            <text:p>37.74658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365]+[.A366]" office:value-type="float" office:value="37.84910729" calcext:value-type="float">
            <text:p>37.84910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366]+[.A367]" office:value-type="float" office:value="37.95093075" calcext:value-type="float">
            <text:p>37.95093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367]+[.A368]" office:value-type="float" office:value="38.05225066" calcext:value-type="float">
            <text:p>38.05225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368]+[.A369]" office:value-type="float" office:value="38.15367738" calcext:value-type="float">
            <text:p>38.15367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369]+[.A370]" office:value-type="float" office:value="38.25527195" calcext:value-type="float">
            <text:p>38.25527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370]+[.A371]" office:value-type="float" office:value="38.35646978" calcext:value-type="float">
            <text:p>38.35646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371]+[.A372]" office:value-type="float" office:value="38.45720984" calcext:value-type="float">
            <text:p>38.45720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72]+[.A373]" office:value-type="float" office:value="38.55820931" calcext:value-type="float">
            <text:p>38.55820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373]+[.A374]" office:value-type="float" office:value="38.65955974" calcext:value-type="float">
            <text:p>38.65955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374]+[.A375]" office:value-type="float" office:value="38.760452396" calcext:value-type="float">
            <text:p>38.760452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375]+[.A376]" office:value-type="float" office:value="38.860078546" calcext:value-type="float">
            <text:p>38.860078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376]+[.A377]" office:value-type="float" office:value="38.959506336" calcext:value-type="float">
            <text:p>38.959506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377]+[.A378]" office:value-type="float" office:value="39.059346116" calcext:value-type="float">
            <text:p>39.059346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378]+[.A379]" office:value-type="float" office:value="39.159246936" calcext:value-type="float">
            <text:p>39.159246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79]+[.A380]" office:value-type="float" office:value="39.25852213" calcext:value-type="float">
            <text:p>39.25852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380]+[.A381]" office:value-type="float" office:value="39.357415854" calcext:value-type="float">
            <text:p>39.357415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8364" calcext:value-type="float">
            <text:p>0.09918364</text:p>
          </table:table-cell>
          <table:table-cell office:value-type="float" office:value="10.082308" calcext:value-type="float">
            <text:p>10.082308</text:p>
          </table:table-cell>
          <table:table-cell table:formula="of:=[.C381]+[.A382]" office:value-type="float" office:value="39.456599494" calcext:value-type="float">
            <text:p>39.456599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382]+[.A383]" office:value-type="float" office:value="39.556408754" calcext:value-type="float">
            <text:p>39.556408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383]+[.A384]" office:value-type="float" office:value="39.656660524" calcext:value-type="float">
            <text:p>39.656660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84]+[.A385]" office:value-type="float" office:value="39.757141184" calcext:value-type="float">
            <text:p>39.757141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385]+[.A386]" office:value-type="float" office:value="39.857911764" calcext:value-type="float">
            <text:p>39.857911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386]+[.A387]" office:value-type="float" office:value="39.959231674" calcext:value-type="float">
            <text:p>39.959231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4553" calcext:value-type="float">
            <text:p>0.10194553</text:p>
          </table:table-cell>
          <table:table-cell office:value-type="float" office:value="9.80916" calcext:value-type="float">
            <text:p>9.80916</text:p>
          </table:table-cell>
          <table:table-cell table:formula="of:=[.C387]+[.A388]" office:value-type="float" office:value="40.061177204" calcext:value-type="float">
            <text:p>40.061177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388]+[.A389]" office:value-type="float" office:value="40.163641534" calcext:value-type="float">
            <text:p>40.163641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89]+[.A390]" office:value-type="float" office:value="40.266563638" calcext:value-type="float">
            <text:p>40.266563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390]+[.A391]" office:value-type="float" office:value="40.369729883" calcext:value-type="float">
            <text:p>40.369729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391]+[.A392]" office:value-type="float" office:value="40.473033463" calcext:value-type="float">
            <text:p>40.473033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392]+[.A393]" office:value-type="float" office:value="40.576596443" calcext:value-type="float">
            <text:p>40.576596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393]+[.A394]" office:value-type="float" office:value="40.680403573" calcext:value-type="float">
            <text:p>40.680403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394]+[.A395]" office:value-type="float" office:value="40.784256478" calcext:value-type="float">
            <text:p>40.784256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95]+[.A396]" office:value-type="float" office:value="40.888033088" calcext:value-type="float">
            <text:p>40.8880330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396]+[.A397]" office:value-type="float" office:value="40.991931768" calcext:value-type="float">
            <text:p>40.991931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397]+[.A398]" office:value-type="float" office:value="41.096013558" calcext:value-type="float">
            <text:p>41.096013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398]+[.A399]" office:value-type="float" office:value="41.199942758" calcext:value-type="float">
            <text:p>41.1999427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399]+[.A400]" office:value-type="float" office:value="41.303795663" calcext:value-type="float">
            <text:p>41.303795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400]+[.A401]" office:value-type="float" office:value="41.407846933" calcext:value-type="float">
            <text:p>41.407846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401]+[.A402]" office:value-type="float" office:value="41.511852423" calcext:value-type="float">
            <text:p>41.511852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402]+[.A403]" office:value-type="float" office:value="41.615461183" calcext:value-type="float">
            <text:p>41.615461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403]+[.A404]" office:value-type="float" office:value="41.718947873" calcext:value-type="float">
            <text:p>41.718947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404]+[.A405]" office:value-type="float" office:value="41.822495593" calcext:value-type="float">
            <text:p>41.8224955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405]+[.A406]" office:value-type="float" office:value="41.925783913" calcext:value-type="float">
            <text:p>41.925783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406]+[.A407]" office:value-type="float" office:value="42.028370313" calcext:value-type="float">
            <text:p>42.028370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407]+[.A408]" office:value-type="float" office:value="42.130987233" calcext:value-type="float">
            <text:p>42.130987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408]+[.A409]" office:value-type="float" office:value="42.233894079" calcext:value-type="float">
            <text:p>42.233894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409]+[.A410]" office:value-type="float" office:value="42.336312639" calcext:value-type="float">
            <text:p>42.336312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410]+[.A411]" office:value-type="float" office:value="42.437663069" calcext:value-type="float">
            <text:p>42.437663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411]+[.A412]" office:value-type="float" office:value="42.539013499" calcext:value-type="float">
            <text:p>42.539013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53974" calcext:value-type="float">
            <text:p>0.101853974</text:p>
          </table:table-cell>
          <table:table-cell office:value-type="float" office:value="9.817977" calcext:value-type="float">
            <text:p>9.817977</text:p>
          </table:table-cell>
          <table:table-cell table:formula="of:=[.C412]+[.A413]" office:value-type="float" office:value="42.640867473" calcext:value-type="float">
            <text:p>42.640867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413]+[.A414]" office:value-type="float" office:value="42.742996103" calcext:value-type="float">
            <text:p>42.742996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082" calcext:value-type="float">
            <text:p>0.1018082</text:p>
          </table:table-cell>
          <table:table-cell office:value-type="float" office:value="9.8223915" calcext:value-type="float">
            <text:p>9.8223915</text:p>
          </table:table-cell>
          <table:table-cell table:formula="of:=[.C414]+[.A415]" office:value-type="float" office:value="42.844804303" calcext:value-type="float">
            <text:p>42.844804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25085" calcext:value-type="float">
            <text:p>0.101625085</text:p>
          </table:table-cell>
          <table:table-cell office:value-type="float" office:value="9.84009" calcext:value-type="float">
            <text:p>9.84009</text:p>
          </table:table-cell>
          <table:table-cell table:formula="of:=[.C415]+[.A416]" office:value-type="float" office:value="42.946429388" calcext:value-type="float">
            <text:p>42.946429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16]+[.A417]" office:value-type="float" office:value="43.048298618" calcext:value-type="float">
            <text:p>43.0482986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17]+[.A418]" office:value-type="float" office:value="43.150167848" calcext:value-type="float">
            <text:p>43.150167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89384" calcext:value-type="float">
            <text:p>0.101289384</text:p>
          </table:table-cell>
          <table:table-cell office:value-type="float" office:value="9.872704" calcext:value-type="float">
            <text:p>9.872704</text:p>
          </table:table-cell>
          <table:table-cell table:formula="of:=[.C418]+[.A419]" office:value-type="float" office:value="43.251457232" calcext:value-type="float">
            <text:p>43.251457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419]+[.A420]" office:value-type="float" office:value="43.352410922" calcext:value-type="float">
            <text:p>43.3524109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420]+[.A421]" office:value-type="float" office:value="43.453593492" calcext:value-type="float">
            <text:p>43.453593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21]+[.A422]" office:value-type="float" office:value="43.554928662" calcext:value-type="float">
            <text:p>43.554928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422]+[.A423]" office:value-type="float" office:value="43.655592428" calcext:value-type="float">
            <text:p>43.6555924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423]+[.A424]" office:value-type="float" office:value="43.755462728" calcext:value-type="float">
            <text:p>43.755462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424]+[.A425]" office:value-type="float" office:value="43.855500878" calcext:value-type="float">
            <text:p>43.8555008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52644" calcext:value-type="float">
            <text:p>0.10052644</text:p>
          </table:table-cell>
          <table:table-cell office:value-type="float" office:value="9.947633" calcext:value-type="float">
            <text:p>9.947633</text:p>
          </table:table-cell>
          <table:table-cell table:formula="of:=[.C425]+[.A426]" office:value-type="float" office:value="43.956027318" calcext:value-type="float">
            <text:p>43.956027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426]+[.A427]" office:value-type="float" office:value="44.056324868" calcext:value-type="float">
            <text:p>44.056324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427]+[.A428]" office:value-type="float" office:value="44.155889988" calcext:value-type="float">
            <text:p>44.155889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28]+[.A429]" office:value-type="float" office:value="44.255317778" calcext:value-type="float">
            <text:p>44.255317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429]+[.A430]" office:value-type="float" office:value="44.354928673" calcext:value-type="float">
            <text:p>44.354928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430]+[.A431]" office:value-type="float" office:value="44.454524309" calcext:value-type="float">
            <text:p>44.454524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31]+[.A432]" office:value-type="float" office:value="44.553952099" calcext:value-type="float">
            <text:p>44.553952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432]+[.A433]" office:value-type="float" office:value="44.653318853" calcext:value-type="float">
            <text:p>44.653318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433]+[.A434]" office:value-type="float" office:value="44.752853453" calcext:value-type="float">
            <text:p>44.752853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434]+[.A435]" office:value-type="float" office:value="44.852464348" calcext:value-type="float">
            <text:p>44.8524643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35]+[.A436]" office:value-type="float" office:value="44.951892138" calcext:value-type="float">
            <text:p>44.951892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436]+[.A437]" office:value-type="float" office:value="45.050999488" calcext:value-type="float">
            <text:p>45.050999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437]+[.A438]" office:value-type="float" office:value="45.150106838" calcext:value-type="float">
            <text:p>45.150106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38]+[.A439]" office:value-type="float" office:value="45.249320998" calcext:value-type="float">
            <text:p>45.249320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39]+[.A440]" office:value-type="float" office:value="45.348535158" calcext:value-type="float">
            <text:p>45.348535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40]+[.A441]" office:value-type="float" office:value="45.447749318" calcext:value-type="float">
            <text:p>45.447749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441]+[.A442]" office:value-type="float" office:value="45.547146588" calcext:value-type="float">
            <text:p>45.547146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442]+[.A443]" office:value-type="float" office:value="45.646726968" calcext:value-type="float">
            <text:p>45.646726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443]+[.A444]" office:value-type="float" office:value="45.746688823" calcext:value-type="float">
            <text:p>45.74668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444]+[.A445]" office:value-type="float" office:value="45.846925333" calcext:value-type="float">
            <text:p>45.846925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445]+[.A446]" office:value-type="float" office:value="45.947543323" calcext:value-type="float">
            <text:p>45.947543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446]+[.A447]" office:value-type="float" office:value="46.048359677" calcext:value-type="float">
            <text:p>46.0483596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447]+[.A448]" office:value-type="float" office:value="46.149389662" calcext:value-type="float">
            <text:p>46.149389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48]+[.A449]" office:value-type="float" office:value="46.250724832" calcext:value-type="float">
            <text:p>46.2507248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449]+[.A450]" office:value-type="float" office:value="46.352655102" calcext:value-type="float">
            <text:p>46.352655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5752" calcext:value-type="float">
            <text:p>0.10235752</text:p>
          </table:table-cell>
          <table:table-cell office:value-type="float" office:value="9.769677" calcext:value-type="float">
            <text:p>9.769677</text:p>
          </table:table-cell>
          <table:table-cell table:formula="of:=[.C450]+[.A451]" office:value-type="float" office:value="46.455012622" calcext:value-type="float">
            <text:p>46.455012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451]+[.A452]" office:value-type="float" office:value="46.557934726" calcext:value-type="float">
            <text:p>46.557934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52]+[.A453]" office:value-type="float" office:value="46.661085712" calcext:value-type="float">
            <text:p>46.6610857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453]+[.A454]" office:value-type="float" office:value="46.764175662" calcext:value-type="float">
            <text:p>46.764175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454]+[.A455]" office:value-type="float" office:value="46.867265612" calcext:value-type="float">
            <text:p>46.867265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455]+[.A456]" office:value-type="float" office:value="46.970294528" calcext:value-type="float">
            <text:p>46.970294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456]+[.A457]" office:value-type="float" office:value="47.072987743" calcext:value-type="float">
            <text:p>47.072987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457]+[.A458]" office:value-type="float" office:value="47.175284233" calcext:value-type="float">
            <text:p>47.175284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458]+[.A459]" office:value-type="float" office:value="47.277718049" calcext:value-type="float">
            <text:p>47.277718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459]+[.A460]" office:value-type="float" office:value="47.380426523" calcext:value-type="float">
            <text:p>47.380426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460]+[.A461]" office:value-type="float" office:value="47.482631453" calcext:value-type="float">
            <text:p>47.482631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461]+[.A462]" office:value-type="float" office:value="47.583859803" calcext:value-type="float">
            <text:p>47.583859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74125" calcext:value-type="float">
            <text:p>0.101274125</text:p>
          </table:table-cell>
          <table:table-cell office:value-type="float" office:value="9.87419" calcext:value-type="float">
            <text:p>9.87419</text:p>
          </table:table-cell>
          <table:table-cell table:formula="of:=[.C462]+[.A463]" office:value-type="float" office:value="47.685133928" calcext:value-type="float">
            <text:p>47.685133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463]+[.A464]" office:value-type="float" office:value="47.786881083" calcext:value-type="float">
            <text:p>47.786881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82856" calcext:value-type="float">
            <text:p>0.102082856</text:p>
          </table:table-cell>
          <table:table-cell office:value-type="float" office:value="9.795964" calcext:value-type="float">
            <text:p>9.795964</text:p>
          </table:table-cell>
          <table:table-cell table:formula="of:=[.C464]+[.A465]" office:value-type="float" office:value="47.888963939" calcext:value-type="float">
            <text:p>47.888963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465]+[.A466]" office:value-type="float" office:value="47.990650059" calcext:value-type="float">
            <text:p>47.990650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66]+[.A467]" office:value-type="float" office:value="48.091985229" calcext:value-type="float">
            <text:p>48.091985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467]+[.A468]" office:value-type="float" office:value="48.193701869" calcext:value-type="float">
            <text:p>48.193701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468]+[.A469]" office:value-type="float" office:value="48.296181459" calcext:value-type="float">
            <text:p>48.296181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469]+[.A470]" office:value-type="float" office:value="48.398874674" calcext:value-type="float">
            <text:p>48.398874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470]+[.A471]" office:value-type="float" office:value="48.500988044" calcext:value-type="float">
            <text:p>48.500988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9975" calcext:value-type="float">
            <text:p>0.10189975</text:p>
          </table:table-cell>
          <table:table-cell office:value-type="float" office:value="9.813566" calcext:value-type="float">
            <text:p>9.813566</text:p>
          </table:table-cell>
          <table:table-cell table:formula="of:=[.C471]+[.A472]" office:value-type="float" office:value="48.602887794" calcext:value-type="float">
            <text:p>48.602887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472]+[.A473]" office:value-type="float" office:value="48.705352124" calcext:value-type="float">
            <text:p>48.705352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473]+[.A474]" office:value-type="float" office:value="48.808411554" calcext:value-type="float">
            <text:p>48.808411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74]+[.A475]" office:value-type="float" office:value="48.911303144" calcext:value-type="float">
            <text:p>48.911303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475]+[.A476]" office:value-type="float" office:value="49.013462294" calcext:value-type="float">
            <text:p>49.013462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476]+[.A477]" office:value-type="float" office:value="49.115651964" calcext:value-type="float">
            <text:p>49.115651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477]+[.A478]" office:value-type="float" office:value="49.218406214" calcext:value-type="float">
            <text:p>49.218406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78]+[.A479]" office:value-type="float" office:value="49.321602974" calcext:value-type="float">
            <text:p>49.321602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79]+[.A480]" office:value-type="float" office:value="49.424494564" calcext:value-type="float">
            <text:p>49.424494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480]+[.A481]" office:value-type="float" office:value="49.526958894" calcext:value-type="float">
            <text:p>49.526958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481]+[.A482]" office:value-type="float" office:value="49.629758928" calcext:value-type="float">
            <text:p>49.629758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482]+[.A483]" office:value-type="float" office:value="49.733169318" calcext:value-type="float">
            <text:p>49.733169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483]+[.A484]" office:value-type="float" office:value="49.836732298" calcext:value-type="float">
            <text:p>49.836732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484]+[.A485]" office:value-type="float" office:value="49.939654402" calcext:value-type="float">
            <text:p>49.9396544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485]+[.A486]" office:value-type="float" office:value="50.042530732" calcext:value-type="float">
            <text:p>50.042530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486]+[.A487]" office:value-type="float" office:value="50.145910607" calcext:value-type="float">
            <text:p>50.145910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487]+[.A488]" office:value-type="float" office:value="50.249488847" calcext:value-type="float">
            <text:p>50.249488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2047" calcext:value-type="float">
            <text:p>0.10312047</text:p>
          </table:table-cell>
          <table:table-cell office:value-type="float" office:value="9.697396" calcext:value-type="float">
            <text:p>9.697396</text:p>
          </table:table-cell>
          <table:table-cell table:formula="of:=[.C488]+[.A489]" office:value-type="float" office:value="50.352609317" calcext:value-type="float">
            <text:p>50.352609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489]+[.A490]" office:value-type="float" office:value="50.455333047" calcext:value-type="float">
            <text:p>50.455333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90]+[.A491]" office:value-type="float" office:value="50.558224637" calcext:value-type="float">
            <text:p>50.558224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91]+[.A492]" office:value-type="float" office:value="50.661421397" calcext:value-type="float">
            <text:p>50.661421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492]+[.A493]" office:value-type="float" office:value="50.764465572" calcext:value-type="float">
            <text:p>50.764465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493]+[.A494]" office:value-type="float" office:value="50.867311382" calcext:value-type="float">
            <text:p>50.867311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494]+[.A495]" office:value-type="float" office:value="50.970050372" calcext:value-type="float">
            <text:p>50.970050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495]+[.A496]" office:value-type="float" office:value="51.072774102" calcext:value-type="float">
            <text:p>51.072774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496]+[.A497]" office:value-type="float" office:value="51.175543612" calcext:value-type="float">
            <text:p>51.175543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497]+[.A498]" office:value-type="float" office:value="51.278450458" calcext:value-type="float">
            <text:p>51.278450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498]+[.A499]" office:value-type="float" office:value="51.381509888" calcext:value-type="float">
            <text:p>51.381509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499]+[.A500]" office:value-type="float" office:value="51.484691388" calcext:value-type="float">
            <text:p>51.484691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6:39:46.835924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41.337725747</dc:date>
    <meta:editing-duration>PT20H45M52S</meta:editing-duration>
    <meta:editing-cycles>2</meta:editing-cycles>
    <meta:generator>LibreOffice/6.3.1.2$Linux_X86_64 LibreOffice_project/30$Build-2</meta:generator>
    <meta:document-statistic meta:table-count="1" meta:cell-count="25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column-mapping="1" chart:style-name="ch1">
        <chart:title svg:x="5.843cm" svg:y="0.307cm" chart:style-name="ch2">
          <text:p>PID Control Loop</text:p>
        </chart:title>
        <chart:plot-area chart:style-name="ch3" table:cell-range-address="data.B1:data.C300 data.D1:data.D1000" svg:x="1.315cm" svg:y="1.257cm" svg:width="13.622cm" svg:height="6.177cm">
          <chartooo:coordinate-region svg:x="1.751cm" svg:y="1.456cm" svg:width="12.814cm" svg:height="5.331cm"/>
          <chart:axis chart:dimension="x" chart:name="primary-x" chart:style-name="ch4">
            <chart:title svg:x="6.957cm" svg:y="7.605cm" chart:style-name="ch5">
              <text:p>Time (seconds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data.B1:data.B300" chart:class="chart:scatter">
            <chart:domain table:cell-range-address="data.C1:data.C300"/>
            <chart:data-point chart:repeated="300"/>
          </chart:series>
          <chart:series chart:style-name="ch10" chart:values-cell-range-address="data.D1:data.D1000" chart:class="chart:scatter">
            <chart:domain table:cell-range-address="data.C1:data.C1000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132182">
                <text:p>-1.5132182</text:p>
                <draw:g>
                  <svg:desc>data.C1:data.C300</svg:desc>
                </draw:g>
              </table:table-cell>
              <table:table-cell office:value-type="float" office:value="0.5757776">
                <text:p>0.5757776</text:p>
                <draw:g>
                  <svg:desc>data.B1:data.B300</svg:desc>
                </draw:g>
              </table:table-cell>
              <table:table-cell office:value-type="float" office:value="-1.5132182">
                <text:p>-1.5132182</text:p>
                <draw:g>
                  <svg:desc>data.C1:data.C1000</svg:desc>
                </draw:g>
              </table:table-cell>
              <table:table-cell office:value-type="float" office:value="10">
                <text:p>10</text:p>
                <draw:g>
                  <svg:desc>data.D1: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03808000000001">
                <text:p>-0.0803808000000001</text:p>
              </table:table-cell>
              <table:table-cell office:value-type="float" office:value="0.6979159">
                <text:p>0.6979159</text:p>
              </table:table-cell>
              <table:table-cell office:value-type="float" office:value="-0.0803808000000001">
                <text:p>-0.0803808000000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84153">
                <text:p>0.21784153</text:p>
              </table:table-cell>
              <table:table-cell office:value-type="float" office:value="3.3532028">
                <text:p>3.3532028</text:p>
              </table:table-cell>
              <table:table-cell office:value-type="float" office:value="0.21784153">
                <text:p>0.21784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129541">
                <text:p>0.41129541</text:p>
              </table:table-cell>
              <table:table-cell office:value-type="float" office:value="5.169191">
                <text:p>5.169191</text:p>
              </table:table-cell>
              <table:table-cell office:value-type="float" office:value="0.41129541">
                <text:p>0.41129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805668">
                <text:p>0.55805668</text:p>
              </table:table-cell>
              <table:table-cell office:value-type="float" office:value="6.813787">
                <text:p>6.813787</text:p>
              </table:table-cell>
              <table:table-cell office:value-type="float" office:value="0.55805668">
                <text:p>0.558056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150217">
                <text:p>0.68150217</text:p>
              </table:table-cell>
              <table:table-cell office:value-type="float" office:value="8.100741">
                <text:p>8.100741</text:p>
              </table:table-cell>
              <table:table-cell office:value-type="float" office:value="0.68150217">
                <text:p>0.68150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365598">
                <text:p>0.79365598</text:p>
              </table:table-cell>
              <table:table-cell office:value-type="float" office:value="8.9163265">
                <text:p>8.9163265</text:p>
              </table:table-cell>
              <table:table-cell office:value-type="float" office:value="0.79365598">
                <text:p>0.79365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972144">
                <text:p>0.89972144</text:p>
              </table:table-cell>
              <table:table-cell office:value-type="float" office:value="9.42814">
                <text:p>9.42814</text:p>
              </table:table-cell>
              <table:table-cell office:value-type="float" office:value="0.89972144">
                <text:p>0.89972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328442">
                <text:p>1.00328442</text:p>
              </table:table-cell>
              <table:table-cell office:value-type="float" office:value="9.65596">
                <text:p>9.65596</text:p>
              </table:table-cell>
              <table:table-cell office:value-type="float" office:value="1.00328442">
                <text:p>1.00328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8083385">
                <text:p>1.108083385</text:p>
              </table:table-cell>
              <table:table-cell office:value-type="float" office:value="9.542079">
                <text:p>9.542079</text:p>
              </table:table-cell>
              <table:table-cell office:value-type="float" office:value="1.108083385">
                <text:p>1.108083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4133585">
                <text:p>1.214133585</text:p>
              </table:table-cell>
              <table:table-cell office:value-type="float" office:value="9.429497">
                <text:p>9.429497</text:p>
              </table:table-cell>
              <table:table-cell office:value-type="float" office:value="1.214133585">
                <text:p>1.214133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1373995">
                <text:p>1.321373995</text:p>
              </table:table-cell>
              <table:table-cell office:value-type="float" office:value="9.324843">
                <text:p>9.324843</text:p>
              </table:table-cell>
              <table:table-cell office:value-type="float" office:value="1.321373995">
                <text:p>1.321373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29865639">
                <text:p>1.429865639</text:p>
              </table:table-cell>
              <table:table-cell office:value-type="float" office:value="9.2173">
                <text:p>9.2173</text:p>
              </table:table-cell>
              <table:table-cell office:value-type="float" office:value="1.429865639">
                <text:p>1.429865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9654299">
                <text:p>1.539654299</text:p>
              </table:table-cell>
              <table:table-cell office:value-type="float" office:value="9.108408">
                <text:p>9.108408</text:p>
              </table:table-cell>
              <table:table-cell office:value-type="float" office:value="1.539654299">
                <text:p>1.539654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0633163">
                <text:p>1.650633163</text:p>
              </table:table-cell>
              <table:table-cell office:value-type="float" office:value="9.010725">
                <text:p>9.010725</text:p>
              </table:table-cell>
              <table:table-cell office:value-type="float" office:value="1.650633163">
                <text:p>1.650633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62512313">
                <text:p>1.762512313</text:p>
              </table:table-cell>
              <table:table-cell office:value-type="float" office:value="8.938216">
                <text:p>8.938216</text:p>
              </table:table-cell>
              <table:table-cell office:value-type="float" office:value="1.762512313">
                <text:p>1.762512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74177838">
                <text:p>1.874177838</text:p>
              </table:table-cell>
              <table:table-cell office:value-type="float" office:value="8.955316">
                <text:p>8.955316</text:p>
              </table:table-cell>
              <table:table-cell office:value-type="float" office:value="1.874177838">
                <text:p>1.874177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3569768">
                <text:p>1.983569768</text:p>
              </table:table-cell>
              <table:table-cell office:value-type="float" office:value="9.141442">
                <text:p>9.141442</text:p>
              </table:table-cell>
              <table:table-cell office:value-type="float" office:value="1.983569768">
                <text:p>1.9835697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89604708">
                <text:p>2.089604708</text:p>
              </table:table-cell>
              <table:table-cell office:value-type="float" office:value="9.430853">
                <text:p>9.430853</text:p>
              </table:table-cell>
              <table:table-cell office:value-type="float" office:value="2.089604708">
                <text:p>2.0896047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3655978">
                <text:p>2.193655978</text:p>
              </table:table-cell>
              <table:table-cell office:value-type="float" office:value="9.610646">
                <text:p>9.610646</text:p>
              </table:table-cell>
              <table:table-cell office:value-type="float" office:value="2.193655978">
                <text:p>2.193655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7478368">
                <text:p>2.297478368</text:p>
              </table:table-cell>
              <table:table-cell office:value-type="float" office:value="9.631834">
                <text:p>9.631834</text:p>
              </table:table-cell>
              <table:table-cell office:value-type="float" office:value="2.297478368">
                <text:p>2.297478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01895858">
                <text:p>2.401895858</text:p>
              </table:table-cell>
              <table:table-cell office:value-type="float" office:value="9.576941">
                <text:p>9.576941</text:p>
              </table:table-cell>
              <table:table-cell office:value-type="float" office:value="2.401895858">
                <text:p>2.4018958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06191278">
                <text:p>2.506191278</text:p>
              </table:table-cell>
              <table:table-cell office:value-type="float" office:value="9.588149">
                <text:p>9.588149</text:p>
              </table:table-cell>
              <table:table-cell office:value-type="float" office:value="2.506191278">
                <text:p>2.5061912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9586412">
                <text:p>2.609586412</text:p>
              </table:table-cell>
              <table:table-cell office:value-type="float" office:value="9.671635">
                <text:p>9.671635</text:p>
              </table:table-cell>
              <table:table-cell office:value-type="float" office:value="2.609586412">
                <text:p>2.609586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2813692">
                <text:p>2.712813692</text:p>
              </table:table-cell>
              <table:table-cell office:value-type="float" office:value="9.687362">
                <text:p>9.687362</text:p>
              </table:table-cell>
              <table:table-cell office:value-type="float" office:value="2.712813692">
                <text:p>2.712813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16468222">
                <text:p>2.816468222</text:p>
              </table:table-cell>
              <table:table-cell office:value-type="float" office:value="9.647431">
                <text:p>9.647431</text:p>
              </table:table-cell>
              <table:table-cell office:value-type="float" office:value="2.816468222">
                <text:p>2.816468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20412682">
                <text:p>2.920412682</text:p>
              </table:table-cell>
              <table:table-cell office:value-type="float" office:value="9.6205225">
                <text:p>9.6205225</text:p>
              </table:table-cell>
              <table:table-cell office:value-type="float" office:value="2.920412682">
                <text:p>2.9204126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23746782">
                <text:p>3.023746782</text:p>
              </table:table-cell>
              <table:table-cell office:value-type="float" office:value="9.677347">
                <text:p>9.677347</text:p>
              </table:table-cell>
              <table:table-cell office:value-type="float" office:value="3.023746782">
                <text:p>3.023746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26455256">
                <text:p>3.126455256</text:p>
              </table:table-cell>
              <table:table-cell office:value-type="float" office:value="9.736295">
                <text:p>9.736295</text:p>
              </table:table-cell>
              <table:table-cell office:value-type="float" office:value="3.126455256">
                <text:p>3.126455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29453656">
                <text:p>3.229453656</text:p>
              </table:table-cell>
              <table:table-cell office:value-type="float" office:value="9.708889">
                <text:p>9.708889</text:p>
              </table:table-cell>
              <table:table-cell office:value-type="float" office:value="3.229453656">
                <text:p>3.22945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32986116">
                <text:p>3.332986116</text:p>
              </table:table-cell>
              <table:table-cell office:value-type="float" office:value="9.658806">
                <text:p>9.658806</text:p>
              </table:table-cell>
              <table:table-cell office:value-type="float" office:value="3.332986116">
                <text:p>3.332986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36396506">
                <text:p>3.436396506</text:p>
              </table:table-cell>
              <table:table-cell office:value-type="float" office:value="9.670208">
                <text:p>9.670208</text:p>
              </table:table-cell>
              <table:table-cell office:value-type="float" office:value="3.436396506">
                <text:p>3.436396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39272836">
                <text:p>3.539272836</text:p>
              </table:table-cell>
              <table:table-cell office:value-type="float" office:value="9.720409">
                <text:p>9.720409</text:p>
              </table:table-cell>
              <table:table-cell office:value-type="float" office:value="3.539272836">
                <text:p>3.539272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42255976">
                <text:p>3.642255976</text:p>
              </table:table-cell>
              <table:table-cell office:value-type="float" office:value="9.710328">
                <text:p>9.710328</text:p>
              </table:table-cell>
              <table:table-cell office:value-type="float" office:value="3.642255976">
                <text:p>3.642255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5864736">
                <text:p>3.745864736</text:p>
              </table:table-cell>
              <table:table-cell office:value-type="float" office:value="9.651693">
                <text:p>9.651693</text:p>
              </table:table-cell>
              <table:table-cell office:value-type="float" office:value="3.745864736">
                <text:p>3.74586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49656606">
                <text:p>3.849656606</text:p>
              </table:table-cell>
              <table:table-cell office:value-type="float" office:value="9.6346655">
                <text:p>9.6346655</text:p>
              </table:table-cell>
              <table:table-cell office:value-type="float" office:value="3.849656606">
                <text:p>3.849656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2944926">
                <text:p>3.952944926</text:p>
              </table:table-cell>
              <table:table-cell office:value-type="float" office:value="9.681637">
                <text:p>9.681637</text:p>
              </table:table-cell>
              <table:table-cell office:value-type="float" office:value="3.952944926">
                <text:p>3.952944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56141686">
                <text:p>4.056141686</text:p>
              </table:table-cell>
              <table:table-cell office:value-type="float" office:value="9.690227">
                <text:p>9.690227</text:p>
              </table:table-cell>
              <table:table-cell office:value-type="float" office:value="4.056141686">
                <text:p>4.056141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9628376">
                <text:p>4.159628376</text:p>
              </table:table-cell>
              <table:table-cell office:value-type="float" office:value="9.663078">
                <text:p>9.663078</text:p>
              </table:table-cell>
              <table:table-cell office:value-type="float" office:value="4.159628376">
                <text:p>4.159628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63221876">
                <text:p>4.263221876</text:p>
              </table:table-cell>
              <table:table-cell office:value-type="float" office:value="9.653115">
                <text:p>9.653115</text:p>
              </table:table-cell>
              <table:table-cell office:value-type="float" office:value="4.263221876">
                <text:p>4.2632218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66861151">
                <text:p>4.366861151</text:p>
              </table:table-cell>
              <table:table-cell office:value-type="float" office:value="9.648851">
                <text:p>9.648851</text:p>
              </table:table-cell>
              <table:table-cell office:value-type="float" office:value="4.366861151">
                <text:p>4.366861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70485167">
                <text:p>4.470485167</text:p>
              </table:table-cell>
              <table:table-cell office:value-type="float" office:value="9.650272">
                <text:p>9.650272</text:p>
              </table:table-cell>
              <table:table-cell office:value-type="float" office:value="4.470485167">
                <text:p>4.470485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74109183">
                <text:p>4.574109183</text:p>
              </table:table-cell>
              <table:table-cell office:value-type="float" office:value="9.650272">
                <text:p>9.650272</text:p>
              </table:table-cell>
              <table:table-cell office:value-type="float" office:value="4.574109183">
                <text:p>4.574109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77626388">
                <text:p>4.677626388</text:p>
              </table:table-cell>
              <table:table-cell office:value-type="float" office:value="9.66023">
                <text:p>9.66023</text:p>
              </table:table-cell>
              <table:table-cell office:value-type="float" office:value="4.677626388">
                <text:p>4.677626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80777374">
                <text:p>4.780777374</text:p>
              </table:table-cell>
              <table:table-cell office:value-type="float" office:value="9.694527">
                <text:p>9.694527</text:p>
              </table:table-cell>
              <table:table-cell office:value-type="float" office:value="4.780777374">
                <text:p>4.780777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83882584">
                <text:p>4.883882584</text:p>
              </table:table-cell>
              <table:table-cell office:value-type="float" office:value="9.698832">
                <text:p>9.698832</text:p>
              </table:table-cell>
              <table:table-cell office:value-type="float" office:value="4.883882584">
                <text:p>4.8838825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7079344">
                <text:p>4.987079344</text:p>
              </table:table-cell>
              <table:table-cell office:value-type="float" office:value="9.690227">
                <text:p>9.690227</text:p>
              </table:table-cell>
              <table:table-cell office:value-type="float" office:value="4.987079344">
                <text:p>4.987079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90321884">
                <text:p>5.090321884</text:p>
              </table:table-cell>
              <table:table-cell office:value-type="float" office:value="9.68593">
                <text:p>9.68593</text:p>
              </table:table-cell>
              <table:table-cell office:value-type="float" office:value="5.090321884">
                <text:p>5.090321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93396574">
                <text:p>5.193396574</text:p>
              </table:table-cell>
              <table:table-cell office:value-type="float" office:value="9.701703">
                <text:p>9.701703</text:p>
              </table:table-cell>
              <table:table-cell office:value-type="float" office:value="5.193396574">
                <text:p>5.1933965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96608594">
                <text:p>5.296608594</text:p>
              </table:table-cell>
              <table:table-cell office:value-type="float" office:value="9.688794">
                <text:p>9.688794</text:p>
              </table:table-cell>
              <table:table-cell office:value-type="float" office:value="5.296608594">
                <text:p>5.2966085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400186834">
                <text:p>5.400186834</text:p>
              </table:table-cell>
              <table:table-cell office:value-type="float" office:value="9.654537">
                <text:p>9.654537</text:p>
              </table:table-cell>
              <table:table-cell office:value-type="float" office:value="5.400186834">
                <text:p>5.400186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03856624">
                <text:p>5.503856624</text:p>
              </table:table-cell>
              <table:table-cell office:value-type="float" office:value="9.646011">
                <text:p>9.646011</text:p>
              </table:table-cell>
              <table:table-cell office:value-type="float" office:value="5.503856624">
                <text:p>5.503856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607389084">
                <text:p>5.607389084</text:p>
              </table:table-cell>
              <table:table-cell office:value-type="float" office:value="9.658806">
                <text:p>9.658806</text:p>
              </table:table-cell>
              <table:table-cell office:value-type="float" office:value="5.607389084">
                <text:p>5.6073890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11043614">
                <text:p>5.711043614</text:p>
              </table:table-cell>
              <table:table-cell office:value-type="float" office:value="9.647431">
                <text:p>9.647431</text:p>
              </table:table-cell>
              <table:table-cell office:value-type="float" office:value="5.711043614">
                <text:p>5.711043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814972814">
                <text:p>5.814972814</text:p>
              </table:table-cell>
              <table:table-cell office:value-type="float" office:value="9.621935">
                <text:p>9.621935</text:p>
              </table:table-cell>
              <table:table-cell office:value-type="float" office:value="5.814972814">
                <text:p>5.814972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18795204">
                <text:p>5.918795204</text:p>
              </table:table-cell>
              <table:table-cell office:value-type="float" office:value="9.631834">
                <text:p>9.631834</text:p>
              </table:table-cell>
              <table:table-cell office:value-type="float" office:value="5.918795204">
                <text:p>5.918795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22007224">
                <text:p>6.022007224</text:p>
              </table:table-cell>
              <table:table-cell office:value-type="float" office:value="9.688794">
                <text:p>9.688794</text:p>
              </table:table-cell>
              <table:table-cell office:value-type="float" office:value="6.022007224">
                <text:p>6.022007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25219244">
                <text:p>6.125219244</text:p>
              </table:table-cell>
              <table:table-cell office:value-type="float" office:value="9.688794">
                <text:p>9.688794</text:p>
              </table:table-cell>
              <table:table-cell office:value-type="float" office:value="6.125219244">
                <text:p>6.125219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28614378">
                <text:p>6.228614378</text:p>
              </table:table-cell>
              <table:table-cell office:value-type="float" office:value="9.671635">
                <text:p>9.671635</text:p>
              </table:table-cell>
              <table:table-cell office:value-type="float" office:value="6.228614378">
                <text:p>6.228614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32040028">
                <text:p>6.332040028</text:p>
              </table:table-cell>
              <table:table-cell office:value-type="float" office:value="9.668781">
                <text:p>9.668781</text:p>
              </table:table-cell>
              <table:table-cell office:value-type="float" office:value="6.332040028">
                <text:p>6.332040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35053688">
                <text:p>6.435053688</text:p>
              </table:table-cell>
              <table:table-cell office:value-type="float" office:value="9.707451">
                <text:p>9.707451</text:p>
              </table:table-cell>
              <table:table-cell office:value-type="float" office:value="6.435053688">
                <text:p>6.4350536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37868978">
                <text:p>6.537868978</text:p>
              </table:table-cell>
              <table:table-cell office:value-type="float" office:value="9.72618">
                <text:p>9.72618</text:p>
              </table:table-cell>
              <table:table-cell office:value-type="float" office:value="6.537868978">
                <text:p>6.53786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40974188">
                <text:p>6.640974188</text:p>
              </table:table-cell>
              <table:table-cell office:value-type="float" office:value="9.698832">
                <text:p>9.698832</text:p>
              </table:table-cell>
              <table:table-cell office:value-type="float" office:value="6.640974188">
                <text:p>6.640974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44048878">
                <text:p>6.744048878</text:p>
              </table:table-cell>
              <table:table-cell office:value-type="float" office:value="9.701703">
                <text:p>9.701703</text:p>
              </table:table-cell>
              <table:table-cell office:value-type="float" office:value="6.744048878">
                <text:p>6.744048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46528468">
                <text:p>6.846528468</text:p>
              </table:table-cell>
              <table:table-cell office:value-type="float" office:value="9.758039">
                <text:p>9.758039</text:p>
              </table:table-cell>
              <table:table-cell office:value-type="float" office:value="6.846528468">
                <text:p>6.846528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948565548">
                <text:p>6.948565548</text:p>
              </table:table-cell>
              <table:table-cell office:value-type="float" office:value="9.800359">
                <text:p>9.800359</text:p>
              </table:table-cell>
              <table:table-cell office:value-type="float" office:value="6.948565548">
                <text:p>6.948565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50907808">
                <text:p>7.050907808</text:p>
              </table:table-cell>
              <table:table-cell office:value-type="float" office:value="9.771133">
                <text:p>9.771133</text:p>
              </table:table-cell>
              <table:table-cell office:value-type="float" office:value="7.050907808">
                <text:p>7.0509078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53585764">
                <text:p>7.153585764</text:p>
              </table:table-cell>
              <table:table-cell office:value-type="float" office:value="9.739188">
                <text:p>9.739188</text:p>
              </table:table-cell>
              <table:table-cell office:value-type="float" office:value="7.153585764">
                <text:p>7.153585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6278979">
                <text:p>7.256278979</text:p>
              </table:table-cell>
              <table:table-cell office:value-type="float" office:value="9.737741">
                <text:p>9.737741</text:p>
              </table:table-cell>
              <table:table-cell office:value-type="float" office:value="7.256278979">
                <text:p>7.256278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58911159">
                <text:p>7.358911159</text:p>
              </table:table-cell>
              <table:table-cell office:value-type="float" office:value="9.743532">
                <text:p>9.743532</text:p>
              </table:table-cell>
              <table:table-cell office:value-type="float" office:value="7.358911159">
                <text:p>7.358911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61802749">
                <text:p>7.461802749</text:p>
              </table:table-cell>
              <table:table-cell office:value-type="float" office:value="9.718967">
                <text:p>9.718967</text:p>
              </table:table-cell>
              <table:table-cell office:value-type="float" office:value="7.461802749">
                <text:p>7.4618027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64953735">
                <text:p>7.564953735</text:p>
              </table:table-cell>
              <table:table-cell office:value-type="float" office:value="9.694527">
                <text:p>9.694527</text:p>
              </table:table-cell>
              <table:table-cell office:value-type="float" office:value="7.564953735">
                <text:p>7.5649537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68287835">
                <text:p>7.668287835</text:p>
              </table:table-cell>
              <table:table-cell office:value-type="float" office:value="9.677347">
                <text:p>9.677347</text:p>
              </table:table-cell>
              <table:table-cell office:value-type="float" office:value="7.668287835">
                <text:p>7.668287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71591415">
                <text:p>7.771591415</text:p>
              </table:table-cell>
              <table:table-cell office:value-type="float" office:value="9.680206">
                <text:p>9.680206</text:p>
              </table:table-cell>
              <table:table-cell office:value-type="float" office:value="7.771591415">
                <text:p>7.771591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75093361">
                <text:p>7.875093361</text:p>
              </table:table-cell>
              <table:table-cell office:value-type="float" office:value="9.661654">
                <text:p>9.661654</text:p>
              </table:table-cell>
              <table:table-cell office:value-type="float" office:value="7.875093361">
                <text:p>7.875093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78961525">
                <text:p>7.978961525</text:p>
              </table:table-cell>
              <table:table-cell office:value-type="float" office:value="9.627589">
                <text:p>9.627589</text:p>
              </table:table-cell>
              <table:table-cell office:value-type="float" office:value="7.978961525">
                <text:p>7.97896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83058571">
                <text:p>8.083058571</text:p>
              </table:table-cell>
              <table:table-cell office:value-type="float" office:value="9.6064205">
                <text:p>9.6064205</text:p>
              </table:table-cell>
              <table:table-cell office:value-type="float" office:value="8.083058571">
                <text:p>8.083058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187430281">
                <text:p>8.187430281</text:p>
              </table:table-cell>
              <table:table-cell office:value-type="float" office:value="9.5811405">
                <text:p>9.5811405</text:p>
              </table:table-cell>
              <table:table-cell office:value-type="float" office:value="8.187430281">
                <text:p>8.187430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291924061">
                <text:p>8.291924061</text:p>
              </table:table-cell>
              <table:table-cell office:value-type="float" office:value="9.569948">
                <text:p>9.569948</text:p>
              </table:table-cell>
              <table:table-cell office:value-type="float" office:value="8.291924061">
                <text:p>8.291924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396463621">
                <text:p>8.396463621</text:p>
              </table:table-cell>
              <table:table-cell office:value-type="float" office:value="9.565758">
                <text:p>9.565758</text:p>
              </table:table-cell>
              <table:table-cell office:value-type="float" office:value="8.396463621">
                <text:p>8.3964636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01125251">
                <text:p>8.501125251</text:p>
              </table:table-cell>
              <table:table-cell office:value-type="float" office:value="9.554601">
                <text:p>9.554601</text:p>
              </table:table-cell>
              <table:table-cell office:value-type="float" office:value="8.501125251">
                <text:p>8.501125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05985251">
                <text:p>8.605985251</text:p>
              </table:table-cell>
              <table:table-cell office:value-type="float" office:value="9.536525">
                <text:p>9.536525</text:p>
              </table:table-cell>
              <table:table-cell office:value-type="float" office:value="8.605985251">
                <text:p>8.605985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10982581">
                <text:p>8.710982581</text:p>
              </table:table-cell>
              <table:table-cell office:value-type="float" office:value="9.524052">
                <text:p>9.524052</text:p>
              </table:table-cell>
              <table:table-cell office:value-type="float" office:value="8.710982581">
                <text:p>8.7109825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16361391">
                <text:p>8.816361391</text:p>
              </table:table-cell>
              <table:table-cell office:value-type="float" office:value="9.489574">
                <text:p>9.489574</text:p>
              </table:table-cell>
              <table:table-cell office:value-type="float" office:value="8.816361391">
                <text:p>8.81636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22243745">
                <text:p>8.922243745</text:p>
              </table:table-cell>
              <table:table-cell office:value-type="float" office:value="9.444444">
                <text:p>9.444444</text:p>
              </table:table-cell>
              <table:table-cell office:value-type="float" office:value="8.922243745">
                <text:p>8.922243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28416015">
                <text:p>9.028416015</text:p>
              </table:table-cell>
              <table:table-cell office:value-type="float" office:value="9.418654">
                <text:p>9.418654</text:p>
              </table:table-cell>
              <table:table-cell office:value-type="float" office:value="9.028416015">
                <text:p>9.028416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34511995">
                <text:p>9.134511995</text:p>
              </table:table-cell>
              <table:table-cell office:value-type="float" office:value="9.425427">
                <text:p>9.425427</text:p>
              </table:table-cell>
              <table:table-cell office:value-type="float" office:value="9.134511995">
                <text:p>9.134511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40562195">
                <text:p>9.240562195</text:p>
              </table:table-cell>
              <table:table-cell office:value-type="float" office:value="9.429497">
                <text:p>9.429497</text:p>
              </table:table-cell>
              <table:table-cell office:value-type="float" office:value="9.240562195">
                <text:p>9.240562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46856545">
                <text:p>9.346856545</text:p>
              </table:table-cell>
              <table:table-cell office:value-type="float" office:value="9.407838">
                <text:p>9.407838</text:p>
              </table:table-cell>
              <table:table-cell office:value-type="float" office:value="9.346856545">
                <text:p>9.3468565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53166155">
                <text:p>9.453166155</text:p>
              </table:table-cell>
              <table:table-cell office:value-type="float" office:value="9.406487">
                <text:p>9.406487</text:p>
              </table:table-cell>
              <table:table-cell office:value-type="float" office:value="9.453166155">
                <text:p>9.453166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5938421">
                <text:p>9.55938421</text:p>
              </table:table-cell>
              <table:table-cell office:value-type="float" office:value="9.414595">
                <text:p>9.414595</text:p>
              </table:table-cell>
              <table:table-cell office:value-type="float" office:value="9.55938421">
                <text:p>9.55938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6578537">
                <text:p>9.66578537</text:p>
              </table:table-cell>
              <table:table-cell office:value-type="float" office:value="9.398394">
                <text:p>9.398394</text:p>
              </table:table-cell>
              <table:table-cell office:value-type="float" office:value="9.66578537">
                <text:p>9.66578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77240015">
                <text:p>9.77240015</text:p>
              </table:table-cell>
              <table:table-cell office:value-type="float" office:value="9.379561">
                <text:p>9.379561</text:p>
              </table:table-cell>
              <table:table-cell office:value-type="float" office:value="9.77240015">
                <text:p>9.77240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878999675">
                <text:p>9.878999675</text:p>
              </table:table-cell>
              <table:table-cell office:value-type="float" office:value="9.380904">
                <text:p>9.380904</text:p>
              </table:table-cell>
              <table:table-cell office:value-type="float" office:value="9.878999675">
                <text:p>9.878999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855992">
                <text:p>9.9855992</text:p>
              </table:table-cell>
              <table:table-cell office:value-type="float" office:value="9.380904">
                <text:p>9.380904</text:p>
              </table:table-cell>
              <table:table-cell office:value-type="float" office:value="9.9855992">
                <text:p>9.985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09230554">
                <text:p>10.09230554</text:p>
              </table:table-cell>
              <table:table-cell office:value-type="float" office:value="9.371514">
                <text:p>9.371514</text:p>
              </table:table-cell>
              <table:table-cell office:value-type="float" office:value="10.09230554">
                <text:p>10.092305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199118695">
                <text:p>10.199118695</text:p>
              </table:table-cell>
              <table:table-cell office:value-type="float" office:value="9.362143">
                <text:p>9.362143</text:p>
              </table:table-cell>
              <table:table-cell office:value-type="float" office:value="10.199118695">
                <text:p>10.1991186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0580978">
                <text:p>10.30580978</text:p>
              </table:table-cell>
              <table:table-cell office:value-type="float" office:value="9.372854">
                <text:p>9.372854</text:p>
              </table:table-cell>
              <table:table-cell office:value-type="float" office:value="10.30580978">
                <text:p>10.30580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12500865">
                <text:p>10.412500865</text:p>
              </table:table-cell>
              <table:table-cell office:value-type="float" office:value="9.372854">
                <text:p>9.372854</text:p>
              </table:table-cell>
              <table:table-cell office:value-type="float" office:value="10.412500865">
                <text:p>10.412500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19359795">
                <text:p>10.519359795</text:p>
              </table:table-cell>
              <table:table-cell office:value-type="float" office:value="9.358132">
                <text:p>9.358132</text:p>
              </table:table-cell>
              <table:table-cell office:value-type="float" office:value="10.519359795">
                <text:p>10.519359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26127175">
                <text:p>10.626127175</text:p>
              </table:table-cell>
              <table:table-cell office:value-type="float" office:value="9.366157">
                <text:p>9.366157</text:p>
              </table:table-cell>
              <table:table-cell office:value-type="float" office:value="10.626127175">
                <text:p>10.626127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32558855">
                <text:p>10.732558855</text:p>
              </table:table-cell>
              <table:table-cell office:value-type="float" office:value="9.395699">
                <text:p>9.395699</text:p>
              </table:table-cell>
              <table:table-cell office:value-type="float" office:value="10.732558855">
                <text:p>10.732558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3868535">
                <text:p>10.83868535</text:p>
              </table:table-cell>
              <table:table-cell office:value-type="float" office:value="9.422717">
                <text:p>9.422717</text:p>
              </table:table-cell>
              <table:table-cell office:value-type="float" office:value="10.83868535">
                <text:p>10.83868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44232">
                <text:p>10.944232</text:p>
              </table:table-cell>
              <table:table-cell office:value-type="float" office:value="9.4744835">
                <text:p>9.4744835</text:p>
              </table:table-cell>
              <table:table-cell office:value-type="float" office:value="10.944232">
                <text:p>10.944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49046224">
                <text:p>11.049046224</text:p>
              </table:table-cell>
              <table:table-cell office:value-type="float" office:value="9.54069">
                <text:p>9.54069</text:p>
              </table:table-cell>
              <table:table-cell office:value-type="float" office:value="11.049046224">
                <text:p>11.049046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53707854">
                <text:p>11.153707854</text:p>
              </table:table-cell>
              <table:table-cell office:value-type="float" office:value="9.554601">
                <text:p>9.554601</text:p>
              </table:table-cell>
              <table:table-cell office:value-type="float" office:value="11.153707854">
                <text:p>11.153707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58491564">
                <text:p>11.258491564</text:p>
              </table:table-cell>
              <table:table-cell office:value-type="float" office:value="9.543468">
                <text:p>9.543468</text:p>
              </table:table-cell>
              <table:table-cell office:value-type="float" office:value="11.258491564">
                <text:p>11.2584915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362954828">
                <text:p>11.362954828</text:p>
              </table:table-cell>
              <table:table-cell office:value-type="float" office:value="9.572743">
                <text:p>9.572743</text:p>
              </table:table-cell>
              <table:table-cell office:value-type="float" office:value="11.362954828">
                <text:p>11.3629548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466899288">
                <text:p>11.466899288</text:p>
              </table:table-cell>
              <table:table-cell office:value-type="float" office:value="9.6205225">
                <text:p>9.6205225</text:p>
              </table:table-cell>
              <table:table-cell office:value-type="float" office:value="11.466899288">
                <text:p>11.466899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70752193">
                <text:p>11.570752193</text:p>
              </table:table-cell>
              <table:table-cell office:value-type="float" office:value="9.629004">
                <text:p>9.629004</text:p>
              </table:table-cell>
              <table:table-cell office:value-type="float" office:value="11.570752193">
                <text:p>11.570752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674589843">
                <text:p>11.674589843</text:p>
              </table:table-cell>
              <table:table-cell office:value-type="float" office:value="9.630419">
                <text:p>9.630419</text:p>
              </table:table-cell>
              <table:table-cell office:value-type="float" office:value="11.674589843">
                <text:p>11.674589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78030753">
                <text:p>11.778030753</text:p>
              </table:table-cell>
              <table:table-cell office:value-type="float" office:value="9.667355">
                <text:p>9.667355</text:p>
              </table:table-cell>
              <table:table-cell office:value-type="float" office:value="11.778030753">
                <text:p>11.778030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880846043">
                <text:p>11.880846043</text:p>
              </table:table-cell>
              <table:table-cell office:value-type="float" office:value="9.72618">
                <text:p>9.72618</text:p>
              </table:table-cell>
              <table:table-cell office:value-type="float" office:value="11.880846043">
                <text:p>11.8808460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83432443">
                <text:p>11.983432443</text:p>
              </table:table-cell>
              <table:table-cell office:value-type="float" office:value="9.74788">
                <text:p>9.74788</text:p>
              </table:table-cell>
              <table:table-cell office:value-type="float" office:value="11.983432443">
                <text:p>11.983432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085912033">
                <text:p>12.085912033</text:p>
              </table:table-cell>
              <table:table-cell office:value-type="float" office:value="9.758039">
                <text:p>9.758039</text:p>
              </table:table-cell>
              <table:table-cell office:value-type="float" office:value="12.085912033">
                <text:p>12.0859120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87903333">
                <text:p>12.187903333</text:p>
              </table:table-cell>
              <table:table-cell office:value-type="float" office:value="9.804757">
                <text:p>9.804757</text:p>
              </table:table-cell>
              <table:table-cell office:value-type="float" office:value="12.187903333">
                <text:p>12.18790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89299533">
                <text:p>12.289299533</text:p>
              </table:table-cell>
              <table:table-cell office:value-type="float" office:value="9.862302">
                <text:p>9.862302</text:p>
              </table:table-cell>
              <table:table-cell office:value-type="float" office:value="12.289299533">
                <text:p>12.289299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90878843">
                <text:p>12.390878843</text:p>
              </table:table-cell>
              <table:table-cell office:value-type="float" office:value="9.844524">
                <text:p>9.844524</text:p>
              </table:table-cell>
              <table:table-cell office:value-type="float" office:value="12.390878843">
                <text:p>12.390878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492717558">
                <text:p>12.492717558</text:p>
              </table:table-cell>
              <table:table-cell office:value-type="float" office:value="9.819448">
                <text:p>9.819448</text:p>
              </table:table-cell>
              <table:table-cell office:value-type="float" office:value="12.492717558">
                <text:p>12.492717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594418938">
                <text:p>12.594418938</text:p>
              </table:table-cell>
              <table:table-cell office:value-type="float" office:value="9.832708">
                <text:p>9.832708</text:p>
              </table:table-cell>
              <table:table-cell office:value-type="float" office:value="12.594418938">
                <text:p>12.5944189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695891438">
                <text:p>12.695891438</text:p>
              </table:table-cell>
              <table:table-cell office:value-type="float" office:value="9.854887">
                <text:p>9.854887</text:p>
              </table:table-cell>
              <table:table-cell office:value-type="float" office:value="12.695891438">
                <text:p>12.695891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797318158">
                <text:p>12.797318158</text:p>
              </table:table-cell>
              <table:table-cell office:value-type="float" office:value="9.859335">
                <text:p>9.859335</text:p>
              </table:table-cell>
              <table:table-cell office:value-type="float" office:value="12.797318158">
                <text:p>12.797318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898805914">
                <text:p>12.898805914</text:p>
              </table:table-cell>
              <table:table-cell office:value-type="float" office:value="9.853405">
                <text:p>9.853405</text:p>
              </table:table-cell>
              <table:table-cell office:value-type="float" office:value="12.898805914">
                <text:p>12.898805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000186858">
                <text:p>13.000186858</text:p>
              </table:table-cell>
              <table:table-cell office:value-type="float" office:value="9.863787">
                <text:p>9.863787</text:p>
              </table:table-cell>
              <table:table-cell office:value-type="float" office:value="13.000186858">
                <text:p>13.0001868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01384688">
                <text:p>13.101384688</text:p>
              </table:table-cell>
              <table:table-cell office:value-type="float" office:value="9.881635">
                <text:p>9.881635</text:p>
              </table:table-cell>
              <table:table-cell office:value-type="float" office:value="13.101384688">
                <text:p>13.1013846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202811408">
                <text:p>13.202811408</text:p>
              </table:table-cell>
              <table:table-cell office:value-type="float" office:value="9.859335">
                <text:p>9.859335</text:p>
              </table:table-cell>
              <table:table-cell office:value-type="float" office:value="13.202811408">
                <text:p>13.20281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304543308">
                <text:p>13.304543308</text:p>
              </table:table-cell>
              <table:table-cell office:value-type="float" office:value="9.829759">
                <text:p>9.829759</text:p>
              </table:table-cell>
              <table:table-cell office:value-type="float" office:value="13.304543308">
                <text:p>13.304543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406443058">
                <text:p>13.406443058</text:p>
              </table:table-cell>
              <table:table-cell office:value-type="float" office:value="9.813566">
                <text:p>9.813566</text:p>
              </table:table-cell>
              <table:table-cell office:value-type="float" office:value="13.406443058">
                <text:p>13.406443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508739548">
                <text:p>13.508739548</text:p>
              </table:table-cell>
              <table:table-cell office:value-type="float" office:value="9.775506">
                <text:p>9.775506</text:p>
              </table:table-cell>
              <table:table-cell office:value-type="float" office:value="13.508739548">
                <text:p>13.508739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611249658">
                <text:p>13.611249658</text:p>
              </table:table-cell>
              <table:table-cell office:value-type="float" office:value="9.755135">
                <text:p>9.755135</text:p>
              </table:table-cell>
              <table:table-cell office:value-type="float" office:value="13.611249658">
                <text:p>13.611249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714003908">
                <text:p>13.714003908</text:p>
              </table:table-cell>
              <table:table-cell office:value-type="float" office:value="9.731957">
                <text:p>9.731957</text:p>
              </table:table-cell>
              <table:table-cell office:value-type="float" office:value="13.714003908">
                <text:p>13.7140039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816864978">
                <text:p>13.816864978</text:p>
              </table:table-cell>
              <table:table-cell office:value-type="float" office:value="9.721851">
                <text:p>9.721851</text:p>
              </table:table-cell>
              <table:table-cell office:value-type="float" office:value="13.816864978">
                <text:p>13.816864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919878638">
                <text:p>13.919878638</text:p>
              </table:table-cell>
              <table:table-cell office:value-type="float" office:value="9.707451">
                <text:p>9.707451</text:p>
              </table:table-cell>
              <table:table-cell office:value-type="float" office:value="13.919878638">
                <text:p>13.919878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022861778">
                <text:p>14.022861778</text:p>
              </table:table-cell>
              <table:table-cell office:value-type="float" office:value="9.710328">
                <text:p>9.710328</text:p>
              </table:table-cell>
              <table:table-cell office:value-type="float" office:value="14.022861778">
                <text:p>14.022861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125616028">
                <text:p>14.125616028</text:p>
              </table:table-cell>
              <table:table-cell office:value-type="float" office:value="9.731957">
                <text:p>9.731957</text:p>
              </table:table-cell>
              <table:table-cell office:value-type="float" office:value="14.125616028">
                <text:p>14.125616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228187173">
                <text:p>14.228187173</text:p>
              </table:table-cell>
              <table:table-cell office:value-type="float" office:value="9.7493305">
                <text:p>9.7493305</text:p>
              </table:table-cell>
              <table:table-cell office:value-type="float" office:value="14.228187173">
                <text:p>14.228187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330880388">
                <text:p>14.330880388</text:p>
              </table:table-cell>
              <table:table-cell office:value-type="float" office:value="9.737741">
                <text:p>9.737741</text:p>
              </table:table-cell>
              <table:table-cell office:value-type="float" office:value="14.330880388">
                <text:p>14.330880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33558344">
                <text:p>14.433558344</text:p>
              </table:table-cell>
              <table:table-cell office:value-type="float" office:value="9.739188">
                <text:p>9.739188</text:p>
              </table:table-cell>
              <table:table-cell office:value-type="float" office:value="14.433558344">
                <text:p>14.433558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535961644">
                <text:p>14.535961644</text:p>
              </table:table-cell>
              <table:table-cell office:value-type="float" office:value="9.76531">
                <text:p>9.76531</text:p>
              </table:table-cell>
              <table:table-cell office:value-type="float" office:value="14.535961644">
                <text:p>14.535961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638181829">
                <text:p>14.638181829</text:p>
              </table:table-cell>
              <table:table-cell office:value-type="float" office:value="9.782804">
                <text:p>9.782804</text:p>
              </table:table-cell>
              <table:table-cell office:value-type="float" office:value="14.638181829">
                <text:p>14.638181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40661419">
                <text:p>14.740661419</text:p>
              </table:table-cell>
              <table:table-cell office:value-type="float" office:value="9.758039">
                <text:p>9.758039</text:p>
              </table:table-cell>
              <table:table-cell office:value-type="float" office:value="14.740661419">
                <text:p>14.7406614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843202049">
                <text:p>14.843202049</text:p>
              </table:table-cell>
              <table:table-cell office:value-type="float" office:value="9.752232">
                <text:p>9.752232</text:p>
              </table:table-cell>
              <table:table-cell office:value-type="float" office:value="14.843202049">
                <text:p>14.8432020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945574829">
                <text:p>14.945574829</text:p>
              </table:table-cell>
              <table:table-cell office:value-type="float" office:value="9.768221">
                <text:p>9.768221</text:p>
              </table:table-cell>
              <table:table-cell office:value-type="float" office:value="14.945574829">
                <text:p>14.945574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047978129">
                <text:p>15.047978129</text:p>
              </table:table-cell>
              <table:table-cell office:value-type="float" office:value="9.76531">
                <text:p>9.76531</text:p>
              </table:table-cell>
              <table:table-cell office:value-type="float" office:value="15.047978129">
                <text:p>15.047978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150579789">
                <text:p>15.150579789</text:p>
              </table:table-cell>
              <table:table-cell office:value-type="float" office:value="9.74643">
                <text:p>9.74643</text:p>
              </table:table-cell>
              <table:table-cell office:value-type="float" office:value="15.150579789">
                <text:p>15.1505797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253410339">
                <text:p>15.253410339</text:p>
              </table:table-cell>
              <table:table-cell office:value-type="float" office:value="9.724736">
                <text:p>9.724736</text:p>
              </table:table-cell>
              <table:table-cell office:value-type="float" office:value="15.253410339">
                <text:p>15.253410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356164589">
                <text:p>15.356164589</text:p>
              </table:table-cell>
              <table:table-cell office:value-type="float" office:value="9.731957">
                <text:p>9.731957</text:p>
              </table:table-cell>
              <table:table-cell office:value-type="float" office:value="15.356164589">
                <text:p>15.356164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458720475">
                <text:p>15.458720475</text:p>
              </table:table-cell>
              <table:table-cell office:value-type="float" office:value="9.750781">
                <text:p>9.750781</text:p>
              </table:table-cell>
              <table:table-cell office:value-type="float" office:value="15.458720475">
                <text:p>15.458720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561276361">
                <text:p>15.561276361</text:p>
              </table:table-cell>
              <table:table-cell office:value-type="float" office:value="9.750781">
                <text:p>9.750781</text:p>
              </table:table-cell>
              <table:table-cell office:value-type="float" office:value="15.561276361">
                <text:p>15.561276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663847506">
                <text:p>15.663847506</text:p>
              </table:table-cell>
              <table:table-cell office:value-type="float" office:value="9.7493305">
                <text:p>9.7493305</text:p>
              </table:table-cell>
              <table:table-cell office:value-type="float" office:value="15.663847506">
                <text:p>15.663847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766418651">
                <text:p>15.766418651</text:p>
              </table:table-cell>
              <table:table-cell office:value-type="float" office:value="9.7493305">
                <text:p>9.7493305</text:p>
              </table:table-cell>
              <table:table-cell office:value-type="float" office:value="15.766418651">
                <text:p>15.766418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868944021">
                <text:p>15.868944021</text:p>
              </table:table-cell>
              <table:table-cell office:value-type="float" office:value="9.753683">
                <text:p>9.753683</text:p>
              </table:table-cell>
              <table:table-cell office:value-type="float" office:value="15.868944021">
                <text:p>15.868944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971591461">
                <text:p>15.971591461</text:p>
              </table:table-cell>
              <table:table-cell office:value-type="float" office:value="9.742084">
                <text:p>9.742084</text:p>
              </table:table-cell>
              <table:table-cell office:value-type="float" office:value="15.971591461">
                <text:p>15.9715914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074406751">
                <text:p>16.074406751</text:p>
              </table:table-cell>
              <table:table-cell office:value-type="float" office:value="9.72618">
                <text:p>9.72618</text:p>
              </table:table-cell>
              <table:table-cell office:value-type="float" office:value="16.074406751">
                <text:p>16.07440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177161001">
                <text:p>16.177161001</text:p>
              </table:table-cell>
              <table:table-cell office:value-type="float" office:value="9.731957">
                <text:p>9.731957</text:p>
              </table:table-cell>
              <table:table-cell office:value-type="float" office:value="16.177161001">
                <text:p>16.177161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279762661">
                <text:p>16.279762661</text:p>
              </table:table-cell>
              <table:table-cell office:value-type="float" office:value="9.74643">
                <text:p>9.74643</text:p>
              </table:table-cell>
              <table:table-cell office:value-type="float" office:value="16.279762661">
                <text:p>16.279762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382333806">
                <text:p>16.382333806</text:p>
              </table:table-cell>
              <table:table-cell office:value-type="float" office:value="9.7493305">
                <text:p>9.7493305</text:p>
              </table:table-cell>
              <table:table-cell office:value-type="float" office:value="16.382333806">
                <text:p>16.3823338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485057536">
                <text:p>16.485057536</text:p>
              </table:table-cell>
              <table:table-cell office:value-type="float" office:value="9.734848">
                <text:p>9.734848</text:p>
              </table:table-cell>
              <table:table-cell office:value-type="float" office:value="16.485057536">
                <text:p>16.485057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58785757">
                <text:p>16.58785757</text:p>
              </table:table-cell>
              <table:table-cell office:value-type="float" office:value="9.727624">
                <text:p>9.727624</text:p>
              </table:table-cell>
              <table:table-cell office:value-type="float" office:value="16.58785757">
                <text:p>16.5878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69052027">
                <text:p>16.69052027</text:p>
              </table:table-cell>
              <table:table-cell office:value-type="float" office:value="9.740636">
                <text:p>9.740636</text:p>
              </table:table-cell>
              <table:table-cell office:value-type="float" office:value="16.69052027">
                <text:p>16.69052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792847274">
                <text:p>16.792847274</text:p>
              </table:table-cell>
              <table:table-cell office:value-type="float" office:value="9.772591">
                <text:p>9.772591</text:p>
              </table:table-cell>
              <table:table-cell office:value-type="float" office:value="16.792847274">
                <text:p>16.792847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894945389">
                <text:p>16.894945389</text:p>
              </table:table-cell>
              <table:table-cell office:value-type="float" office:value="9.7945">
                <text:p>9.7945</text:p>
              </table:table-cell>
              <table:table-cell office:value-type="float" office:value="16.894945389">
                <text:p>16.894945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996921433">
                <text:p>16.996921433</text:p>
              </table:table-cell>
              <table:table-cell office:value-type="float" office:value="9.806225">
                <text:p>9.806225</text:p>
              </table:table-cell>
              <table:table-cell office:value-type="float" office:value="16.996921433">
                <text:p>16.9969214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098744893">
                <text:p>17.098744893</text:p>
              </table:table-cell>
              <table:table-cell office:value-type="float" office:value="9.82092">
                <text:p>9.82092</text:p>
              </table:table-cell>
              <table:table-cell office:value-type="float" office:value="17.098744893">
                <text:p>17.098744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200415753">
                <text:p>17.200415753</text:p>
              </table:table-cell>
              <table:table-cell office:value-type="float" office:value="9.83566">
                <text:p>9.83566</text:p>
              </table:table-cell>
              <table:table-cell office:value-type="float" office:value="17.200415753">
                <text:p>17.200415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302071353">
                <text:p>17.302071353</text:p>
              </table:table-cell>
              <table:table-cell office:value-type="float" office:value="9.837136">
                <text:p>9.837136</text:p>
              </table:table-cell>
              <table:table-cell office:value-type="float" office:value="17.302071353">
                <text:p>17.302071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403665923">
                <text:p>17.403665923</text:p>
              </table:table-cell>
              <table:table-cell office:value-type="float" office:value="9.843046">
                <text:p>9.843046</text:p>
              </table:table-cell>
              <table:table-cell office:value-type="float" office:value="17.403665923">
                <text:p>17.403665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505092643">
                <text:p>17.505092643</text:p>
              </table:table-cell>
              <table:table-cell office:value-type="float" office:value="9.859335">
                <text:p>9.859335</text:p>
              </table:table-cell>
              <table:table-cell office:value-type="float" office:value="17.505092643">
                <text:p>17.505092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606473587">
                <text:p>17.606473587</text:p>
              </table:table-cell>
              <table:table-cell office:value-type="float" office:value="9.863787">
                <text:p>9.863787</text:p>
              </table:table-cell>
              <table:table-cell office:value-type="float" office:value="17.606473587">
                <text:p>17.606473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707976602">
                <text:p>17.707976602</text:p>
              </table:table-cell>
              <table:table-cell office:value-type="float" office:value="9.851924">
                <text:p>9.851924</text:p>
              </table:table-cell>
              <table:table-cell office:value-type="float" office:value="17.707976602">
                <text:p>17.707976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809418582">
                <text:p>17.809418582</text:p>
              </table:table-cell>
              <table:table-cell office:value-type="float" office:value="9.857852">
                <text:p>9.857852</text:p>
              </table:table-cell>
              <table:table-cell office:value-type="float" office:value="17.809418582">
                <text:p>17.8094185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910601152">
                <text:p>17.910601152</text:p>
              </table:table-cell>
              <table:table-cell office:value-type="float" office:value="9.883125">
                <text:p>9.883125</text:p>
              </table:table-cell>
              <table:table-cell office:value-type="float" office:value="17.910601152">
                <text:p>17.91060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011692172">
                <text:p>18.011692172</text:p>
              </table:table-cell>
              <table:table-cell office:value-type="float" office:value="9.892076">
                <text:p>9.892076</text:p>
              </table:table-cell>
              <table:table-cell office:value-type="float" office:value="18.011692172">
                <text:p>18.011692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112859486">
                <text:p>18.112859486</text:p>
              </table:table-cell>
              <table:table-cell office:value-type="float" office:value="9.884616">
                <text:p>9.884616</text:p>
              </table:table-cell>
              <table:table-cell office:value-type="float" office:value="18.112859486">
                <text:p>18.1128594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213904726">
                <text:p>18.213904726</text:p>
              </table:table-cell>
              <table:table-cell office:value-type="float" office:value="9.896557">
                <text:p>9.896557</text:p>
              </table:table-cell>
              <table:table-cell office:value-type="float" office:value="18.213904726">
                <text:p>18.213904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314797382">
                <text:p>18.314797382</text:p>
              </table:table-cell>
              <table:table-cell office:value-type="float" office:value="9.911525">
                <text:p>9.911525</text:p>
              </table:table-cell>
              <table:table-cell office:value-type="float" office:value="18.314797382">
                <text:p>18.314797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415918922">
                <text:p>18.415918922</text:p>
              </table:table-cell>
              <table:table-cell office:value-type="float" office:value="9.889091">
                <text:p>9.889091</text:p>
              </table:table-cell>
              <table:table-cell office:value-type="float" office:value="18.415918922">
                <text:p>18.415918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517498232">
                <text:p>18.517498232</text:p>
              </table:table-cell>
              <table:table-cell office:value-type="float" office:value="9.844524">
                <text:p>9.844524</text:p>
              </table:table-cell>
              <table:table-cell office:value-type="float" office:value="18.517498232">
                <text:p>18.517498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619321692">
                <text:p>18.619321692</text:p>
              </table:table-cell>
              <table:table-cell office:value-type="float" office:value="9.82092">
                <text:p>9.82092</text:p>
              </table:table-cell>
              <table:table-cell office:value-type="float" office:value="18.619321692">
                <text:p>18.619321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721206182">
                <text:p>18.721206182</text:p>
              </table:table-cell>
              <table:table-cell office:value-type="float" office:value="9.815036">
                <text:p>9.815036</text:p>
              </table:table-cell>
              <table:table-cell office:value-type="float" office:value="18.721206182">
                <text:p>18.721206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823350072">
                <text:p>18.823350072</text:p>
              </table:table-cell>
              <table:table-cell office:value-type="float" office:value="9.790111">
                <text:p>9.790111</text:p>
              </table:table-cell>
              <table:table-cell office:value-type="float" office:value="18.823350072">
                <text:p>18.823350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925829662">
                <text:p>18.925829662</text:p>
              </table:table-cell>
              <table:table-cell office:value-type="float" office:value="9.758039">
                <text:p>9.758039</text:p>
              </table:table-cell>
              <table:table-cell office:value-type="float" office:value="18.925829662">
                <text:p>18.925829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028568652">
                <text:p>19.028568652</text:p>
              </table:table-cell>
              <table:table-cell office:value-type="float" office:value="9.733402">
                <text:p>9.733402</text:p>
              </table:table-cell>
              <table:table-cell office:value-type="float" office:value="19.028568652">
                <text:p>19.0285686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131658602">
                <text:p>19.131658602</text:p>
              </table:table-cell>
              <table:table-cell office:value-type="float" office:value="9.700267">
                <text:p>9.700267</text:p>
              </table:table-cell>
              <table:table-cell office:value-type="float" office:value="19.131658602">
                <text:p>19.131658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235206322">
                <text:p>19.235206322</text:p>
              </table:table-cell>
              <table:table-cell office:value-type="float" office:value="9.657383">
                <text:p>9.657383</text:p>
              </table:table-cell>
              <table:table-cell office:value-type="float" office:value="19.235206322">
                <text:p>19.2352063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339150782">
                <text:p>19.339150782</text:p>
              </table:table-cell>
              <table:table-cell office:value-type="float" office:value="9.6205225">
                <text:p>9.6205225</text:p>
              </table:table-cell>
              <table:table-cell office:value-type="float" office:value="19.339150782">
                <text:p>19.339150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443263087">
                <text:p>19.443263087</text:p>
              </table:table-cell>
              <table:table-cell office:value-type="float" office:value="9.605012">
                <text:p>9.605012</text:p>
              </table:table-cell>
              <table:table-cell office:value-type="float" office:value="19.443263087">
                <text:p>19.443263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47650057">
                <text:p>19.547650057</text:p>
              </table:table-cell>
              <table:table-cell office:value-type="float" office:value="9.579741">
                <text:p>9.579741</text:p>
              </table:table-cell>
              <table:table-cell office:value-type="float" office:value="19.547650057">
                <text:p>19.547650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652143837">
                <text:p>19.652143837</text:p>
              </table:table-cell>
              <table:table-cell office:value-type="float" office:value="9.569948">
                <text:p>9.569948</text:p>
              </table:table-cell>
              <table:table-cell office:value-type="float" office:value="19.652143837">
                <text:p>19.652143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756835983">
                <text:p>19.756835983</text:p>
              </table:table-cell>
              <table:table-cell office:value-type="float" office:value="9.551815">
                <text:p>9.551815</text:p>
              </table:table-cell>
              <table:table-cell office:value-type="float" office:value="19.756835983">
                <text:p>19.756835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861680723">
                <text:p>19.861680723</text:p>
              </table:table-cell>
              <table:table-cell office:value-type="float" office:value="9.537913">
                <text:p>9.537913</text:p>
              </table:table-cell>
              <table:table-cell office:value-type="float" office:value="19.861680723">
                <text:p>19.861680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966601758">
                <text:p>19.966601758</text:p>
              </table:table-cell>
              <table:table-cell office:value-type="float" office:value="9.530977">
                <text:p>9.530977</text:p>
              </table:table-cell>
              <table:table-cell office:value-type="float" office:value="19.966601758">
                <text:p>19.966601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071782193">
                <text:p>20.071782193</text:p>
              </table:table-cell>
              <table:table-cell office:value-type="float" office:value="9.507472">
                <text:p>9.507472</text:p>
              </table:table-cell>
              <table:table-cell office:value-type="float" office:value="20.071782193">
                <text:p>20.071782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177252553">
                <text:p>20.177252553</text:p>
              </table:table-cell>
              <table:table-cell office:value-type="float" office:value="9.481337">
                <text:p>9.481337</text:p>
              </table:table-cell>
              <table:table-cell office:value-type="float" office:value="20.177252553">
                <text:p>20.1772525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82555063">
                <text:p>20.282555063</text:p>
              </table:table-cell>
              <table:table-cell office:value-type="float" office:value="9.496449">
                <text:p>9.496449</text:p>
              </table:table-cell>
              <table:table-cell office:value-type="float" office:value="20.282555063">
                <text:p>20.282555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387811803">
                <text:p>20.387811803</text:p>
              </table:table-cell>
              <table:table-cell office:value-type="float" office:value="9.50058">
                <text:p>9.50058</text:p>
              </table:table-cell>
              <table:table-cell office:value-type="float" office:value="20.387811803">
                <text:p>20.387811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493480523">
                <text:p>20.493480523</text:p>
              </table:table-cell>
              <table:table-cell office:value-type="float" office:value="9.463538">
                <text:p>9.463538</text:p>
              </table:table-cell>
              <table:table-cell office:value-type="float" office:value="20.493480523">
                <text:p>20.4934805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99301843">
                <text:p>20.599301843</text:p>
              </table:table-cell>
              <table:table-cell office:value-type="float" office:value="9.449891">
                <text:p>9.449891</text:p>
              </table:table-cell>
              <table:table-cell office:value-type="float" office:value="20.599301843">
                <text:p>20.599301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704711167">
                <text:p>20.704711167</text:p>
              </table:table-cell>
              <table:table-cell office:value-type="float" office:value="9.486827">
                <text:p>9.486827</text:p>
              </table:table-cell>
              <table:table-cell office:value-type="float" office:value="20.704711167">
                <text:p>20.704711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809708497">
                <text:p>20.809708497</text:p>
              </table:table-cell>
              <table:table-cell office:value-type="float" office:value="9.524052">
                <text:p>9.524052</text:p>
              </table:table-cell>
              <table:table-cell office:value-type="float" office:value="20.809708497">
                <text:p>20.809708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915178857">
                <text:p>20.915178857</text:p>
              </table:table-cell>
              <table:table-cell office:value-type="float" office:value="9.481337">
                <text:p>9.481337</text:p>
              </table:table-cell>
              <table:table-cell office:value-type="float" office:value="20.915178857">
                <text:p>20.915178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021198537">
                <text:p>21.021198537</text:p>
              </table:table-cell>
              <table:table-cell office:value-type="float" office:value="9.432211">
                <text:p>9.432211</text:p>
              </table:table-cell>
              <table:table-cell office:value-type="float" office:value="21.021198537">
                <text:p>21.021198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126897777">
                <text:p>21.126897777</text:p>
              </table:table-cell>
              <table:table-cell office:value-type="float" office:value="9.460806">
                <text:p>9.460806</text:p>
              </table:table-cell>
              <table:table-cell office:value-type="float" office:value="21.126897777">
                <text:p>21.1268977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231773037">
                <text:p>21.231773037</text:p>
              </table:table-cell>
              <table:table-cell office:value-type="float" office:value="9.535137">
                <text:p>9.535137</text:p>
              </table:table-cell>
              <table:table-cell office:value-type="float" office:value="21.231773037">
                <text:p>21.231773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336556747">
                <text:p>21.336556747</text:p>
              </table:table-cell>
              <table:table-cell office:value-type="float" office:value="9.543468">
                <text:p>9.543468</text:p>
              </table:table-cell>
              <table:table-cell office:value-type="float" office:value="21.336556747">
                <text:p>21.33655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441493041">
                <text:p>21.441493041</text:p>
              </table:table-cell>
              <table:table-cell office:value-type="float" office:value="9.529592">
                <text:p>9.529592</text:p>
              </table:table-cell>
              <table:table-cell office:value-type="float" office:value="21.441493041">
                <text:p>21.441493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545773201">
                <text:p>21.545773201</text:p>
              </table:table-cell>
              <table:table-cell office:value-type="float" office:value="9.589552">
                <text:p>9.589552</text:p>
              </table:table-cell>
              <table:table-cell office:value-type="float" office:value="21.545773201">
                <text:p>21.545773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648924187">
                <text:p>21.648924187</text:p>
              </table:table-cell>
              <table:table-cell office:value-type="float" office:value="9.694527">
                <text:p>9.694527</text:p>
              </table:table-cell>
              <table:table-cell office:value-type="float" office:value="21.648924187">
                <text:p>21.648924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751724221">
                <text:p>21.751724221</text:p>
              </table:table-cell>
              <table:table-cell office:value-type="float" office:value="9.727624">
                <text:p>9.727624</text:p>
              </table:table-cell>
              <table:table-cell office:value-type="float" office:value="21.751724221">
                <text:p>21.751724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854707361">
                <text:p>21.854707361</text:p>
              </table:table-cell>
              <table:table-cell office:value-type="float" office:value="9.710328">
                <text:p>9.710328</text:p>
              </table:table-cell>
              <table:table-cell office:value-type="float" office:value="21.854707361">
                <text:p>21.854707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957385317">
                <text:p>21.957385317</text:p>
              </table:table-cell>
              <table:table-cell office:value-type="float" office:value="9.739188">
                <text:p>9.739188</text:p>
              </table:table-cell>
              <table:table-cell office:value-type="float" office:value="21.957385317">
                <text:p>21.957385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059361361">
                <text:p>22.059361361</text:p>
              </table:table-cell>
              <table:table-cell office:value-type="float" office:value="9.806225">
                <text:p>9.806225</text:p>
              </table:table-cell>
              <table:table-cell office:value-type="float" office:value="22.059361361">
                <text:p>22.059361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161291631">
                <text:p>22.161291631</text:p>
              </table:table-cell>
              <table:table-cell office:value-type="float" office:value="9.810628">
                <text:p>9.810628</text:p>
              </table:table-cell>
              <table:table-cell office:value-type="float" office:value="22.161291631">
                <text:p>22.1612916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63527075">
                <text:p>22.263527075</text:p>
              </table:table-cell>
              <table:table-cell office:value-type="float" office:value="9.781343">
                <text:p>9.781343</text:p>
              </table:table-cell>
              <table:table-cell office:value-type="float" office:value="22.263527075">
                <text:p>22.2635270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365640445">
                <text:p>22.365640445</text:p>
              </table:table-cell>
              <table:table-cell office:value-type="float" office:value="9.793036">
                <text:p>9.793036</text:p>
              </table:table-cell>
              <table:table-cell office:value-type="float" office:value="22.365640445">
                <text:p>22.365640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467219755">
                <text:p>22.467219755</text:p>
              </table:table-cell>
              <table:table-cell office:value-type="float" office:value="9.844524">
                <text:p>9.844524</text:p>
              </table:table-cell>
              <table:table-cell office:value-type="float" office:value="22.467219755">
                <text:p>22.467219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568615955">
                <text:p>22.568615955</text:p>
              </table:table-cell>
              <table:table-cell office:value-type="float" office:value="9.862302">
                <text:p>9.862302</text:p>
              </table:table-cell>
              <table:table-cell office:value-type="float" office:value="22.568615955">
                <text:p>22.568615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670271555">
                <text:p>22.670271555</text:p>
              </table:table-cell>
              <table:table-cell office:value-type="float" office:value="9.837136">
                <text:p>9.837136</text:p>
              </table:table-cell>
              <table:table-cell office:value-type="float" office:value="22.670271555">
                <text:p>22.6702715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772049225">
                <text:p>22.772049225</text:p>
              </table:table-cell>
              <table:table-cell office:value-type="float" office:value="9.825337">
                <text:p>9.825337</text:p>
              </table:table-cell>
              <table:table-cell office:value-type="float" office:value="22.772049225">
                <text:p>22.772049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873689565">
                <text:p>22.873689565</text:p>
              </table:table-cell>
              <table:table-cell office:value-type="float" office:value="9.838613">
                <text:p>9.838613</text:p>
              </table:table-cell>
              <table:table-cell office:value-type="float" office:value="22.873689565">
                <text:p>22.873689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975207835">
                <text:p>22.975207835</text:p>
              </table:table-cell>
              <table:table-cell office:value-type="float" office:value="9.850443">
                <text:p>9.850443</text:p>
              </table:table-cell>
              <table:table-cell office:value-type="float" office:value="22.975207835">
                <text:p>22.975207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076848175">
                <text:p>23.076848175</text:p>
              </table:table-cell>
              <table:table-cell office:value-type="float" office:value="9.838613">
                <text:p>9.838613</text:p>
              </table:table-cell>
              <table:table-cell office:value-type="float" office:value="23.076848175">
                <text:p>23.076848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178671635">
                <text:p>23.178671635</text:p>
              </table:table-cell>
              <table:table-cell office:value-type="float" office:value="9.82092">
                <text:p>9.82092</text:p>
              </table:table-cell>
              <table:table-cell office:value-type="float" office:value="23.178671635">
                <text:p>23.178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0373015">
                <text:p>23.280373015</text:p>
              </table:table-cell>
              <table:table-cell office:value-type="float" office:value="9.832708">
                <text:p>9.832708</text:p>
              </table:table-cell>
              <table:table-cell office:value-type="float" office:value="23.280373015">
                <text:p>23.2803730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81982841">
                <text:p>23.381982841</text:p>
              </table:table-cell>
              <table:table-cell office:value-type="float" office:value="9.841568">
                <text:p>9.841568</text:p>
              </table:table-cell>
              <table:table-cell office:value-type="float" office:value="23.381982841">
                <text:p>23.381982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483470597">
                <text:p>23.483470597</text:p>
              </table:table-cell>
              <table:table-cell office:value-type="float" office:value="9.853405">
                <text:p>9.853405</text:p>
              </table:table-cell>
              <table:table-cell office:value-type="float" office:value="23.483470597">
                <text:p>23.483470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584668427">
                <text:p>23.584668427</text:p>
              </table:table-cell>
              <table:table-cell office:value-type="float" office:value="9.881635">
                <text:p>9.881635</text:p>
              </table:table-cell>
              <table:table-cell office:value-type="float" office:value="23.584668427">
                <text:p>23.584668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85606857">
                <text:p>23.685606857</text:p>
              </table:table-cell>
              <table:table-cell office:value-type="float" office:value="9.907029">
                <text:p>9.907029</text:p>
              </table:table-cell>
              <table:table-cell office:value-type="float" office:value="23.685606857">
                <text:p>23.685606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86545287">
                <text:p>23.786545287</text:p>
              </table:table-cell>
              <table:table-cell office:value-type="float" office:value="9.907029">
                <text:p>9.907029</text:p>
              </table:table-cell>
              <table:table-cell office:value-type="float" office:value="23.786545287">
                <text:p>23.786545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887315867">
                <text:p>23.887315867</text:p>
              </table:table-cell>
              <table:table-cell office:value-type="float" office:value="9.923532">
                <text:p>9.923532</text:p>
              </table:table-cell>
              <table:table-cell office:value-type="float" office:value="23.887315867">
                <text:p>23.887315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987811787">
                <text:p>23.987811787</text:p>
              </table:table-cell>
              <table:table-cell office:value-type="float" office:value="9.950653">
                <text:p>9.950653</text:p>
              </table:table-cell>
              <table:table-cell office:value-type="float" office:value="23.987811787">
                <text:p>23.987811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088261927">
                <text:p>24.088261927</text:p>
              </table:table-cell>
              <table:table-cell office:value-type="float" office:value="9.955188">
                <text:p>9.955188</text:p>
              </table:table-cell>
              <table:table-cell office:value-type="float" office:value="24.088261927">
                <text:p>24.08826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188925693">
                <text:p>24.188925693</text:p>
              </table:table-cell>
              <table:table-cell office:value-type="float" office:value="9.934062">
                <text:p>9.934062</text:p>
              </table:table-cell>
              <table:table-cell office:value-type="float" office:value="24.188925693">
                <text:p>24.188925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289711533">
                <text:p>24.289711533</text:p>
              </table:table-cell>
              <table:table-cell office:value-type="float" office:value="9.9220295">
                <text:p>9.9220295</text:p>
              </table:table-cell>
              <table:table-cell office:value-type="float" office:value="24.289711533">
                <text:p>24.289711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390619447">
                <text:p>24.390619447</text:p>
              </table:table-cell>
              <table:table-cell office:value-type="float" office:value="9.910026">
                <text:p>9.910026</text:p>
              </table:table-cell>
              <table:table-cell office:value-type="float" office:value="24.390619447">
                <text:p>24.390619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491527361">
                <text:p>24.491527361</text:p>
              </table:table-cell>
              <table:table-cell office:value-type="float" office:value="9.910026">
                <text:p>9.910026</text:p>
              </table:table-cell>
              <table:table-cell office:value-type="float" office:value="24.491527361">
                <text:p>24.4915273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592603121">
                <text:p>24.592603121</text:p>
              </table:table-cell>
              <table:table-cell office:value-type="float" office:value="9.893569">
                <text:p>9.893569</text:p>
              </table:table-cell>
              <table:table-cell office:value-type="float" office:value="24.592603121">
                <text:p>24.592603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694029841">
                <text:p>24.694029841</text:p>
              </table:table-cell>
              <table:table-cell office:value-type="float" office:value="9.859335">
                <text:p>9.859335</text:p>
              </table:table-cell>
              <table:table-cell office:value-type="float" office:value="24.694029841">
                <text:p>24.694029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795746481">
                <text:p>24.795746481</text:p>
              </table:table-cell>
              <table:table-cell office:value-type="float" office:value="9.831233">
                <text:p>9.831233</text:p>
              </table:table-cell>
              <table:table-cell office:value-type="float" office:value="24.795746481">
                <text:p>24.7957464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897676751">
                <text:p>24.897676751</text:p>
              </table:table-cell>
              <table:table-cell office:value-type="float" office:value="9.810628">
                <text:p>9.810628</text:p>
              </table:table-cell>
              <table:table-cell office:value-type="float" office:value="24.897676751">
                <text:p>24.89767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999866421">
                <text:p>24.999866421</text:p>
              </table:table-cell>
              <table:table-cell office:value-type="float" office:value="9.785725">
                <text:p>9.785725</text:p>
              </table:table-cell>
              <table:table-cell office:value-type="float" office:value="24.999866421">
                <text:p>24.999866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102407051">
                <text:p>25.102407051</text:p>
              </table:table-cell>
              <table:table-cell office:value-type="float" office:value="9.752232">
                <text:p>9.752232</text:p>
              </table:table-cell>
              <table:table-cell office:value-type="float" office:value="25.102407051">
                <text:p>25.102407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205283381">
                <text:p>25.205283381</text:p>
              </table:table-cell>
              <table:table-cell office:value-type="float" office:value="9.720409">
                <text:p>9.720409</text:p>
              </table:table-cell>
              <table:table-cell office:value-type="float" office:value="25.205283381">
                <text:p>25.205283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308251261">
                <text:p>25.308251261</text:p>
              </table:table-cell>
              <table:table-cell office:value-type="float" office:value="9.711766">
                <text:p>9.711766</text:p>
              </table:table-cell>
              <table:table-cell office:value-type="float" office:value="25.308251261">
                <text:p>25.308251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411432761">
                <text:p>25.411432761</text:p>
              </table:table-cell>
              <table:table-cell office:value-type="float" office:value="9.69166">
                <text:p>9.69166</text:p>
              </table:table-cell>
              <table:table-cell office:value-type="float" office:value="25.411432761">
                <text:p>25.4114327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514949966">
                <text:p>25.514949966</text:p>
              </table:table-cell>
              <table:table-cell office:value-type="float" office:value="9.66023">
                <text:p>9.66023</text:p>
              </table:table-cell>
              <table:table-cell office:value-type="float" office:value="25.514949966">
                <text:p>25.514949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618650276">
                <text:p>25.618650276</text:p>
              </table:table-cell>
              <table:table-cell office:value-type="float" office:value="9.643172">
                <text:p>9.643172</text:p>
              </table:table-cell>
              <table:table-cell office:value-type="float" office:value="25.618650276">
                <text:p>25.618650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722533696">
                <text:p>25.722533696</text:p>
              </table:table-cell>
              <table:table-cell office:value-type="float" office:value="9.626175">
                <text:p>9.626175</text:p>
              </table:table-cell>
              <table:table-cell office:value-type="float" office:value="25.722533696">
                <text:p>25.722533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826584966">
                <text:p>25.826584966</text:p>
              </table:table-cell>
              <table:table-cell office:value-type="float" office:value="9.610646">
                <text:p>9.610646</text:p>
              </table:table-cell>
              <table:table-cell office:value-type="float" office:value="25.826584966">
                <text:p>25.826584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930971936">
                <text:p>25.930971936</text:p>
              </table:table-cell>
              <table:table-cell office:value-type="float" office:value="9.579741">
                <text:p>9.579741</text:p>
              </table:table-cell>
              <table:table-cell office:value-type="float" office:value="25.930971936">
                <text:p>25.930971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035526756">
                <text:p>26.035526756</text:p>
              </table:table-cell>
              <table:table-cell office:value-type="float" office:value="9.564362">
                <text:p>9.564362</text:p>
              </table:table-cell>
              <table:table-cell office:value-type="float" office:value="26.035526756">
                <text:p>26.035526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139898466">
                <text:p>26.139898466</text:p>
              </table:table-cell>
              <table:table-cell office:value-type="float" office:value="9.5811405">
                <text:p>9.5811405</text:p>
              </table:table-cell>
              <table:table-cell office:value-type="float" office:value="26.139898466">
                <text:p>26.139898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24423966">
                <text:p>26.24423966</text:p>
              </table:table-cell>
              <table:table-cell office:value-type="float" office:value="9.583943">
                <text:p>9.583943</text:p>
              </table:table-cell>
              <table:table-cell office:value-type="float" office:value="26.24423966">
                <text:p>26.24423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34879448">
                <text:p>26.34879448</text:p>
              </table:table-cell>
              <table:table-cell office:value-type="float" office:value="9.564362">
                <text:p>9.564362</text:p>
              </table:table-cell>
              <table:table-cell office:value-type="float" office:value="26.34879448">
                <text:p>26.34879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45342559">
                <text:p>26.45342559</text:p>
              </table:table-cell>
              <table:table-cell office:value-type="float" office:value="9.557387">
                <text:p>9.557387</text:p>
              </table:table-cell>
              <table:table-cell office:value-type="float" office:value="26.45342559">
                <text:p>26.453425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557995666">
                <text:p>26.557995666</text:p>
              </table:table-cell>
              <table:table-cell office:value-type="float" office:value="9.562965">
                <text:p>9.562965</text:p>
              </table:table-cell>
              <table:table-cell office:value-type="float" office:value="26.557995666">
                <text:p>26.557995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66271833">
                <text:p>26.66271833</text:p>
              </table:table-cell>
              <table:table-cell office:value-type="float" office:value="9.549032">
                <text:p>9.549032</text:p>
              </table:table-cell>
              <table:table-cell office:value-type="float" office:value="26.66271833">
                <text:p>26.662718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76766988">
                <text:p>26.76766988</text:p>
              </table:table-cell>
              <table:table-cell office:value-type="float" office:value="9.528206">
                <text:p>9.528206</text:p>
              </table:table-cell>
              <table:table-cell office:value-type="float" office:value="26.76766988">
                <text:p>26.76766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87262143">
                <text:p>26.87262143</text:p>
              </table:table-cell>
              <table:table-cell office:value-type="float" office:value="9.528206">
                <text:p>9.528206</text:p>
              </table:table-cell>
              <table:table-cell office:value-type="float" office:value="26.87262143">
                <text:p>26.8726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97735936">
                <text:p>26.97735936</text:p>
              </table:table-cell>
              <table:table-cell office:value-type="float" office:value="9.54764">
                <text:p>9.54764</text:p>
              </table:table-cell>
              <table:table-cell office:value-type="float" office:value="26.97735936">
                <text:p>26.97735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08224988">
                <text:p>27.08224988</text:p>
              </table:table-cell>
              <table:table-cell office:value-type="float" office:value="9.533751">
                <text:p>9.533751</text:p>
              </table:table-cell>
              <table:table-cell office:value-type="float" office:value="27.08224988">
                <text:p>27.08224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18738454">
                <text:p>27.18738454</text:p>
              </table:table-cell>
              <table:table-cell office:value-type="float" office:value="9.511612">
                <text:p>9.511612</text:p>
              </table:table-cell>
              <table:table-cell office:value-type="float" office:value="27.18738454">
                <text:p>27.18738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292427646">
                <text:p>27.292427646</text:p>
              </table:table-cell>
              <table:table-cell office:value-type="float" office:value="9.519901">
                <text:p>9.519901</text:p>
              </table:table-cell>
              <table:table-cell office:value-type="float" office:value="27.292427646">
                <text:p>27.2924276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397302906">
                <text:p>27.397302906</text:p>
              </table:table-cell>
              <table:table-cell office:value-type="float" office:value="9.535137">
                <text:p>9.535137</text:p>
              </table:table-cell>
              <table:table-cell office:value-type="float" office:value="27.397302906">
                <text:p>27.397302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502346012">
                <text:p>27.502346012</text:p>
              </table:table-cell>
              <table:table-cell office:value-type="float" office:value="9.519901">
                <text:p>9.519901</text:p>
              </table:table-cell>
              <table:table-cell office:value-type="float" office:value="27.502346012">
                <text:p>27.502346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607526447">
                <text:p>27.607526447</text:p>
              </table:table-cell>
              <table:table-cell office:value-type="float" office:value="9.507472">
                <text:p>9.507472</text:p>
              </table:table-cell>
              <table:table-cell office:value-type="float" office:value="27.607526447">
                <text:p>27.607526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712508517">
                <text:p>27.712508517</text:p>
              </table:table-cell>
              <table:table-cell office:value-type="float" office:value="9.525436">
                <text:p>9.525436</text:p>
              </table:table-cell>
              <table:table-cell office:value-type="float" office:value="27.712508517">
                <text:p>27.7125085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817276967">
                <text:p>27.817276967</text:p>
              </table:table-cell>
              <table:table-cell office:value-type="float" office:value="9.544859">
                <text:p>9.544859</text:p>
              </table:table-cell>
              <table:table-cell office:value-type="float" office:value="27.817276967">
                <text:p>27.8172769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922167487">
                <text:p>27.922167487</text:p>
              </table:table-cell>
              <table:table-cell office:value-type="float" office:value="9.533751">
                <text:p>9.533751</text:p>
              </table:table-cell>
              <table:table-cell office:value-type="float" office:value="27.922167487">
                <text:p>27.92216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026935937">
                <text:p>28.026935937</text:p>
              </table:table-cell>
              <table:table-cell office:value-type="float" office:value="9.544859">
                <text:p>9.544859</text:p>
              </table:table-cell>
              <table:table-cell office:value-type="float" office:value="28.026935937">
                <text:p>28.0269359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130697287">
                <text:p>28.130697287</text:p>
              </table:table-cell>
              <table:table-cell office:value-type="float" office:value="9.6375">
                <text:p>9.6375</text:p>
              </table:table-cell>
              <table:table-cell office:value-type="float" office:value="28.130697287">
                <text:p>28.130697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233680427">
                <text:p>28.233680427</text:p>
              </table:table-cell>
              <table:table-cell office:value-type="float" office:value="9.710328">
                <text:p>9.710328</text:p>
              </table:table-cell>
              <table:table-cell office:value-type="float" office:value="28.233680427">
                <text:p>28.233680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336694087">
                <text:p>28.336694087</text:p>
              </table:table-cell>
              <table:table-cell office:value-type="float" office:value="9.707451">
                <text:p>9.707451</text:p>
              </table:table-cell>
              <table:table-cell office:value-type="float" office:value="28.336694087">
                <text:p>28.336694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439875587">
                <text:p>28.439875587</text:p>
              </table:table-cell>
              <table:table-cell office:value-type="float" office:value="9.69166">
                <text:p>9.69166</text:p>
              </table:table-cell>
              <table:table-cell office:value-type="float" office:value="28.439875587">
                <text:p>28.439875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542446732">
                <text:p>28.542446732</text:p>
              </table:table-cell>
              <table:table-cell office:value-type="float" office:value="9.7493305">
                <text:p>9.7493305</text:p>
              </table:table-cell>
              <table:table-cell office:value-type="float" office:value="28.542446732">
                <text:p>28.542446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644026042">
                <text:p>28.644026042</text:p>
              </table:table-cell>
              <table:table-cell office:value-type="float" office:value="9.844524">
                <text:p>9.844524</text:p>
              </table:table-cell>
              <table:table-cell office:value-type="float" office:value="28.644026042">
                <text:p>28.644026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745406986">
                <text:p>28.745406986</text:p>
              </table:table-cell>
              <table:table-cell office:value-type="float" office:value="9.863787">
                <text:p>9.863787</text:p>
              </table:table-cell>
              <table:table-cell office:value-type="float" office:value="28.745406986">
                <text:p>28.745406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847093106">
                <text:p>28.847093106</text:p>
              </table:table-cell>
              <table:table-cell office:value-type="float" office:value="9.834184">
                <text:p>9.834184</text:p>
              </table:table-cell>
              <table:table-cell office:value-type="float" office:value="28.847093106">
                <text:p>28.847093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948870776">
                <text:p>28.948870776</text:p>
              </table:table-cell>
              <table:table-cell office:value-type="float" office:value="9.825337">
                <text:p>9.825337</text:p>
              </table:table-cell>
              <table:table-cell office:value-type="float" office:value="28.948870776">
                <text:p>28.948870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050404306">
                <text:p>29.050404306</text:p>
              </table:table-cell>
              <table:table-cell office:value-type="float" office:value="9.848963">
                <text:p>9.848963</text:p>
              </table:table-cell>
              <table:table-cell office:value-type="float" office:value="29.050404306">
                <text:p>29.050404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52014132">
                <text:p>29.152014132</text:p>
              </table:table-cell>
              <table:table-cell office:value-type="float" office:value="9.841568">
                <text:p>9.841568</text:p>
              </table:table-cell>
              <table:table-cell office:value-type="float" office:value="29.152014132">
                <text:p>29.152014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254035952">
                <text:p>29.254035952</text:p>
              </table:table-cell>
              <table:table-cell office:value-type="float" office:value="9.801825">
                <text:p>9.801825</text:p>
              </table:table-cell>
              <table:table-cell office:value-type="float" office:value="29.254035952">
                <text:p>29.254035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356362956">
                <text:p>29.356362956</text:p>
              </table:table-cell>
              <table:table-cell office:value-type="float" office:value="9.772591">
                <text:p>9.772591</text:p>
              </table:table-cell>
              <table:table-cell office:value-type="float" office:value="29.356362956">
                <text:p>29.356362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458415296">
                <text:p>29.458415296</text:p>
              </table:table-cell>
              <table:table-cell office:value-type="float" office:value="9.798893">
                <text:p>9.798893</text:p>
              </table:table-cell>
              <table:table-cell office:value-type="float" office:value="29.458415296">
                <text:p>29.458415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560086156">
                <text:p>29.560086156</text:p>
              </table:table-cell>
              <table:table-cell office:value-type="float" office:value="9.83566">
                <text:p>9.83566</text:p>
              </table:table-cell>
              <table:table-cell office:value-type="float" office:value="29.560086156">
                <text:p>29.560086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661879086">
                <text:p>29.661879086</text:p>
              </table:table-cell>
              <table:table-cell office:value-type="float" office:value="9.823865">
                <text:p>9.823865</text:p>
              </table:table-cell>
              <table:table-cell office:value-type="float" office:value="29.661879086">
                <text:p>29.6618790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764038236">
                <text:p>29.764038236</text:p>
              </table:table-cell>
              <table:table-cell office:value-type="float" office:value="9.788649">
                <text:p>9.788649</text:p>
              </table:table-cell>
              <table:table-cell office:value-type="float" office:value="29.764038236">
                <text:p>29.764038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86648731">
                <text:p>29.86648731</text:p>
              </table:table-cell>
              <table:table-cell office:value-type="float" office:value="9.760946">
                <text:p>9.760946</text:p>
              </table:table-cell>
              <table:table-cell office:value-type="float" office:value="29.86648731">
                <text:p>29.866487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96901268">
                <text:p>29.96901268</text:p>
              </table:table-cell>
              <table:table-cell office:value-type="float" office:value="9.753683">
                <text:p>9.753683</text:p>
              </table:table-cell>
              <table:table-cell office:value-type="float" office:value="29.96901268">
                <text:p>29.96901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07173641">
                <text:p>30.07173641</text:p>
              </table:table-cell>
              <table:table-cell office:value-type="float" office:value="9.734848">
                <text:p>9.734848</text:p>
              </table:table-cell>
              <table:table-cell office:value-type="float" office:value="30.07173641">
                <text:p>30.071736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17450592">
                <text:p>30.17450592</text:p>
              </table:table-cell>
              <table:table-cell office:value-type="float" office:value="9.730512">
                <text:p>9.730512</text:p>
              </table:table-cell>
              <table:table-cell office:value-type="float" office:value="30.17450592">
                <text:p>30.174505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27715336">
                <text:p>30.27715336</text:p>
              </table:table-cell>
              <table:table-cell office:value-type="float" office:value="9.742084">
                <text:p>9.742084</text:p>
              </table:table-cell>
              <table:table-cell office:value-type="float" office:value="30.27715336">
                <text:p>30.2771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379861834">
                <text:p>30.379861834</text:p>
              </table:table-cell>
              <table:table-cell office:value-type="float" office:value="9.736295">
                <text:p>9.736295</text:p>
              </table:table-cell>
              <table:table-cell office:value-type="float" office:value="30.379861834">
                <text:p>30.37986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482677124">
                <text:p>30.482677124</text:p>
              </table:table-cell>
              <table:table-cell office:value-type="float" office:value="9.72618">
                <text:p>9.72618</text:p>
              </table:table-cell>
              <table:table-cell office:value-type="float" office:value="30.482677124">
                <text:p>30.482677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585553454">
                <text:p>30.585553454</text:p>
              </table:table-cell>
              <table:table-cell office:value-type="float" office:value="9.720409">
                <text:p>9.720409</text:p>
              </table:table-cell>
              <table:table-cell office:value-type="float" office:value="30.585553454">
                <text:p>30.585553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.688521334">
                <text:p>30.688521334</text:p>
              </table:table-cell>
              <table:table-cell office:value-type="float" office:value="9.711766">
                <text:p>9.711766</text:p>
              </table:table-cell>
              <table:table-cell office:value-type="float" office:value="30.688521334">
                <text:p>30.68852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791534994">
                <text:p>30.791534994</text:p>
              </table:table-cell>
              <table:table-cell office:value-type="float" office:value="9.707451">
                <text:p>9.707451</text:p>
              </table:table-cell>
              <table:table-cell office:value-type="float" office:value="30.791534994">
                <text:p>30.791534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894624944">
                <text:p>30.894624944</text:p>
              </table:table-cell>
              <table:table-cell office:value-type="float" office:value="9.700267">
                <text:p>9.700267</text:p>
              </table:table-cell>
              <table:table-cell office:value-type="float" office:value="30.894624944">
                <text:p>30.894624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997913264">
                <text:p>30.997913264</text:p>
              </table:table-cell>
              <table:table-cell office:value-type="float" office:value="9.681637">
                <text:p>9.681637</text:p>
              </table:table-cell>
              <table:table-cell office:value-type="float" office:value="30.997913264">
                <text:p>30.997913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101567794">
                <text:p>31.101567794</text:p>
              </table:table-cell>
              <table:table-cell office:value-type="float" office:value="9.647431">
                <text:p>9.647431</text:p>
              </table:table-cell>
              <table:table-cell office:value-type="float" office:value="31.101567794">
                <text:p>31.101567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05558028">
                <text:p>31.205558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09777144">
                <text:p>31.309777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14026784">
                <text:p>31.4140267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17986504">
                <text:p>31.517986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21778374">
                <text:p>31.621778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2575335">
                <text:p>31.72575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29621514">
                <text:p>31.8296215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33108204">
                <text:p>31.933108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036594894">
                <text:p>32.036594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0402024">
                <text:p>32.140402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44148114">
                <text:p>32.244148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47222804">
                <text:p>32.3472228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50236464">
                <text:p>32.450236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53616339">
                <text:p>32.553616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57041989">
                <text:p>32.657041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59704689">
                <text:p>32.759704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862107989">
                <text:p>32.862107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64908023">
                <text:p>32.964908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067830127">
                <text:p>33.067830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170187647">
                <text:p>33.170187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272178947">
                <text:p>33.272178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74429647">
                <text:p>33.374429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77168637">
                <text:p>33.4771686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79465127">
                <text:p>33.579465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80464597">
                <text:p>33.68046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81311477">
                <text:p>33.7813114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882570347">
                <text:p>33.882570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84088617">
                <text:p>33.984088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5088087">
                <text:p>34.085088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85370377">
                <text:p>34.185370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5774747">
                <text:p>34.285774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86270667">
                <text:p>34.386270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486034147">
                <text:p>34.48603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85110977">
                <text:p>34.58511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4340397">
                <text:p>34.684340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84088621">
                <text:p>34.7840886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883775811">
                <text:p>34.883775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82944191">
                <text:p>34.982944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82219385">
                <text:p>35.082219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81860795">
                <text:p>35.181860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147169">
                <text:p>35.28147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38109784">
                <text:p>35.381097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089184">
                <text:p>35.48089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81097835">
                <text:p>35.581097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8177686">
                <text:p>35.68177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78288314">
                <text:p>35.78288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84370896">
                <text:p>35.884370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86362196">
                <text:p>35.986362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8918082">
                <text:p>36.0889180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91672332">
                <text:p>36.1916723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294594436">
                <text:p>36.294594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97730166">
                <text:p>36.397730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01094786">
                <text:p>36.501094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04734061">
                <text:p>36.6047340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08525931">
                <text:p>36.708525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812516165">
                <text:p>36.812516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916597955">
                <text:p>36.916597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020725515">
                <text:p>37.0207255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12495989">
                <text:p>37.12495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22914849">
                <text:p>37.22914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33327605">
                <text:p>37.33327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43715947">
                <text:p>37.43715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4064616">
                <text:p>37.540646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4375137">
                <text:p>37.64375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74658192">
                <text:p>37.74658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4910729">
                <text:p>37.84910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95093075">
                <text:p>37.950930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05225066">
                <text:p>38.052250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5367738">
                <text:p>38.153677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5527195">
                <text:p>38.25527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35646978">
                <text:p>38.35646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45720984">
                <text:p>38.45720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5820931">
                <text:p>38.55820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65955974">
                <text:p>38.65955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60452396">
                <text:p>38.760452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60078546">
                <text:p>38.8600785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959506336">
                <text:p>38.959506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59346116">
                <text:p>39.059346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159246936">
                <text:p>39.159246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5852213">
                <text:p>39.25852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357415854">
                <text:p>39.357415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456599494">
                <text:p>39.4565994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408754">
                <text:p>39.5564087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56660524">
                <text:p>39.656660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57141184">
                <text:p>39.75714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57911764">
                <text:p>39.857911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59231674">
                <text:p>39.959231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061177204">
                <text:p>40.061177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63641534">
                <text:p>40.163641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66563638">
                <text:p>40.266563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369729883">
                <text:p>40.369729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73033463">
                <text:p>40.4730334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76596443">
                <text:p>40.576596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680403573">
                <text:p>40.68040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84256478">
                <text:p>40.7842564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88033088">
                <text:p>40.888033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1931768">
                <text:p>40.9919317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96013558">
                <text:p>41.096013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99942758">
                <text:p>41.199942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03795663">
                <text:p>41.303795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07846933">
                <text:p>41.407846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11852423">
                <text:p>41.5118524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615461183">
                <text:p>41.615461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18947873">
                <text:p>41.718947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22495593">
                <text:p>41.8224955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25783913">
                <text:p>41.925783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28370313">
                <text:p>42.028370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30987233">
                <text:p>42.130987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33894079">
                <text:p>42.233894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36312639">
                <text:p>42.336312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37663069">
                <text:p>42.437663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39013499">
                <text:p>42.539013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40867473">
                <text:p>42.640867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42996103">
                <text:p>42.742996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44804303">
                <text:p>42.844804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46429388">
                <text:p>42.946429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048298618">
                <text:p>43.0482986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50167848">
                <text:p>43.150167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51457232">
                <text:p>43.251457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352410922">
                <text:p>43.352410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53593492">
                <text:p>43.453593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54928662">
                <text:p>43.554928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92428">
                <text:p>43.6555924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755462728">
                <text:p>43.755462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55500878">
                <text:p>43.855500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56027318">
                <text:p>43.956027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56324868">
                <text:p>44.056324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5889988">
                <text:p>44.1558899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55317778">
                <text:p>44.255317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54928673">
                <text:p>44.3549286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54524309">
                <text:p>44.454524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53952099">
                <text:p>44.55395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53318853">
                <text:p>44.653318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52853453">
                <text:p>44.752853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52464348">
                <text:p>44.852464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51892138">
                <text:p>44.951892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50999488">
                <text:p>45.050999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50106838">
                <text:p>45.150106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49320998">
                <text:p>45.249320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48535158">
                <text:p>45.348535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47749318">
                <text:p>45.447749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47146588">
                <text:p>45.5471465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46726968">
                <text:p>45.646726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46688823">
                <text:p>45.7466888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46925333">
                <text:p>45.846925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47543323">
                <text:p>45.947543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48359677">
                <text:p>46.04835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49389662">
                <text:p>46.149389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50724832">
                <text:p>46.2507248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2655102">
                <text:p>46.352655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455012622">
                <text:p>46.455012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57934726">
                <text:p>46.557934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61085712">
                <text:p>46.6610857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64175662">
                <text:p>46.764175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67265612">
                <text:p>46.867265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70294528">
                <text:p>46.970294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72987743">
                <text:p>47.0729877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75284233">
                <text:p>47.175284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277718049">
                <text:p>47.2777180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80426523">
                <text:p>47.3804265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82631453">
                <text:p>47.482631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83859803">
                <text:p>47.583859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85133928">
                <text:p>47.685133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86881083">
                <text:p>47.786881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88963939">
                <text:p>47.8889639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90650059">
                <text:p>47.9906500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1985229">
                <text:p>48.091985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93701869">
                <text:p>48.193701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96181459">
                <text:p>48.296181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98874674">
                <text:p>48.398874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00988044">
                <text:p>48.500988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02887794">
                <text:p>48.602887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05352124">
                <text:p>48.705352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08411554">
                <text:p>48.8084115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11303144">
                <text:p>48.911303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13462294">
                <text:p>49.013462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15651964">
                <text:p>49.115651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18406214">
                <text:p>49.218406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21602974">
                <text:p>49.321602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24494564">
                <text:p>49.4244945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26958894">
                <text:p>49.526958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29758928">
                <text:p>49.629758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33169318">
                <text:p>49.733169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36732298">
                <text:p>49.836732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39654402">
                <text:p>49.939654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042530732">
                <text:p>50.042530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45910607">
                <text:p>50.1459106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249488847">
                <text:p>50.2494888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52609317">
                <text:p>50.352609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55333047">
                <text:p>50.455333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58224637">
                <text:p>50.5582246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61421397">
                <text:p>50.661421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64465572">
                <text:p>50.7644655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867311382">
                <text:p>50.867311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70050372">
                <text:p>50.970050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72774102">
                <text:p>51.072774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75543612">
                <text:p>51.175543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78450458">
                <text:p>51.2784504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81509888">
                <text:p>51.381509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84691388">
                <text:p>51.484691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